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000000"/>
      <style:text-properties loext:padding="0.049cm" loext:border="0.06pt solid #000000"/>
    </style:style>
    <style:style style:name="P2" style:family="paragraph" style:parent-style-name="Heading_20_2">
      <style:paragraph-properties fo:margin-left="0cm" fo:margin-right="0cm" fo:text-indent="0cm" style:auto-text-indent="false" fo:padding="0.049cm" fo:border="0.06pt solid #000000"/>
      <style:text-properties loext:padding="0.049cm" loext:border="0.06pt solid #000000"/>
    </style:style>
    <style:style style:name="P3" style:family="paragraph" style:parent-style-name="Text_20_body">
      <style:paragraph-properties fo:margin-left="0cm" fo:margin-right="0cm" fo:text-indent="0cm" style:auto-text-indent="false"/>
      <style:text-properties loext:padding="0.049cm" loext:border="0.06pt solid #000000"/>
    </style:style>
    <style:style style:name="P4" style:family="paragraph" style:parent-style-name="Preformatted_20_Text">
      <style:paragraph-properties fo:margin-left="0cm" fo:margin-right="0cm" fo:margin-top="0cm" fo:margin-bottom="0.499cm" style:contextual-spacing="false" fo:text-indent="0cm" style:auto-text-indent="false" fo:padding="0.049cm" fo:border="0.06pt solid #000000"/>
    </style:style>
    <style:style style:name="P5" style:family="paragraph" style:parent-style-name="Preformatted_20_Text">
      <style:paragraph-properties fo:margin-left="0cm" fo:margin-right="0cm" fo:text-indent="0cm" style:auto-text-indent="false" fo:padding="0.049cm" fo:border="0.06pt solid #000000"/>
    </style:style>
    <style:style style:name="P6" style:family="paragraph" style:parent-style-name="Text_20_body">
      <style:paragraph-properties fo:margin-left="0cm" fo:margin-right="0cm" fo:text-indent="0cm" style:auto-text-indent="false" fo:padding="0.049cm" fo:border="0.06pt solid #000000"/>
    </style:style>
    <style:style style:name="P7" style:family="paragraph" style:parent-style-name="Heading_20_2">
      <style:paragraph-properties fo:margin-left="0cm" fo:margin-right="0cm" fo:text-indent="0cm" style:auto-text-indent="false" fo:padding="0.049cm" fo:border="0.06pt solid #000000"/>
    </style:style>
    <style:style style:name="P8" style:family="paragraph" style:parent-style-name="Heading_20_3">
      <style:paragraph-properties fo:margin-left="0cm" fo:margin-right="0cm" fo:text-indent="0cm" style:auto-text-indent="false" fo:padding="0.049cm" fo:border="0.06pt solid #000000"/>
      <style:text-properties loext:padding="0.049cm" loext:border="0.06pt solid #000000"/>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049cm" fo:border="0.06pt solid #000000"/>
      <style:text-properties loext:padding="0.049cm" loext:border="0.06pt solid #000000"/>
    </style:style>
    <style:style style:name="P10" style:family="paragraph" style:parent-style-name="Text_20_body" style:list-style-name="L1">
      <style:paragraph-properties fo:margin-left="0cm" fo:margin-right="0cm" fo:text-indent="0cm" style:auto-text-indent="false" fo:padding="0.049cm" fo:border="0.06pt solid #000000"/>
      <style:text-properties loext:padding="0.049cm" loext:border="0.06pt solid #000000"/>
    </style:style>
    <style:style style:name="P11" style:family="paragraph" style:parent-style-name="Text_20_body" style:list-style-name="L2">
      <style:paragraph-properties fo:margin-left="0cm" fo:margin-right="0cm" fo:text-indent="0cm" style:auto-text-indent="false" fo:padding="0.049cm" fo:border="0.06pt solid #000000"/>
    </style:style>
    <style:style style:name="P12" style:family="paragraph" style:parent-style-name="Text_20_body" style:list-style-name="L3">
      <style:paragraph-properties fo:margin-left="0cm" fo:margin-right="0cm" fo:text-indent="0cm" style:auto-text-indent="false" fo:padding="0.049cm" fo:border="0.06pt solid #000000"/>
    </style:style>
    <style:style style:name="P13" style:family="paragraph" style:parent-style-name="Text_20_body" style:list-style-name="L4">
      <style:paragraph-properties fo:margin-left="0cm" fo:margin-right="0cm" fo:text-indent="0cm" style:auto-text-indent="false" fo:padding="0.049cm" fo:border="0.06pt solid #000000"/>
    </style:style>
    <style:style style:name="P14" style:family="paragraph" style:parent-style-name="Text_20_body" style:list-style-name="L5">
      <style:paragraph-properties fo:margin-left="0cm" fo:margin-right="0cm" fo:margin-top="0cm" fo:margin-bottom="0cm" style:contextual-spacing="false" fo:text-indent="0cm" style:auto-text-indent="false" fo:padding="0.049cm" fo:border="0.06pt solid #000000"/>
      <style:text-properties loext:padding="0.049cm" loext:border="0.06pt solid #000000"/>
    </style:style>
    <style:style style:name="P15" style:family="paragraph" style:parent-style-name="Text_20_body" style:list-style-name="L5">
      <style:paragraph-properties fo:margin-left="0cm" fo:margin-right="0cm" fo:text-indent="0cm" style:auto-text-indent="false" fo:padding="0.049cm" fo:border="0.06pt solid #000000"/>
      <style:text-properties loext:padding="0.049cm" loext:border="0.06pt solid #000000"/>
    </style:style>
    <style:style style:name="P16" style:family="paragraph" style:parent-style-name="Text_20_body" style:list-style-name="L6">
      <style:paragraph-properties fo:margin-left="0cm" fo:margin-right="0cm" fo:margin-top="0cm" fo:margin-bottom="0cm" style:contextual-spacing="false" fo:text-indent="0cm" style:auto-text-indent="false" fo:padding="0.049cm" fo:border="0.06pt solid #000000"/>
      <style:text-properties loext:padding="0.049cm" loext:border="0.06pt solid #000000"/>
    </style:style>
    <style:style style:name="P17" style:family="paragraph" style:parent-style-name="Text_20_body" style:list-style-name="L6">
      <style:paragraph-properties fo:margin-left="0cm" fo:margin-right="0cm" fo:text-indent="0cm" style:auto-text-indent="false" fo:padding="0.049cm" fo:border="0.06pt solid #000000"/>
      <style:text-properties loext:padding="0.049cm" loext:border="0.06pt solid #000000"/>
    </style:style>
    <style:style style:name="P18" style:family="paragraph" style:parent-style-name="Text_20_body" style:list-style-name="L7">
      <style:paragraph-properties fo:margin-left="0cm" fo:margin-right="0cm" fo:margin-top="0cm" fo:margin-bottom="0cm" style:contextual-spacing="false" fo:text-indent="0cm" style:auto-text-indent="false" fo:padding="0.049cm" fo:border="0.06pt solid #000000"/>
      <style:text-properties loext:padding="0.049cm" loext:border="0.06pt solid #000000"/>
    </style:style>
    <style:style style:name="P19" style:family="paragraph" style:parent-style-name="Text_20_body" style:list-style-name="L7">
      <style:paragraph-properties fo:margin-left="0cm" fo:margin-right="0cm" fo:text-indent="0cm" style:auto-text-indent="false" fo:padding="0.049cm" fo:border="0.06pt solid #000000"/>
      <style:text-properties loext:padding="0.049cm" loext:border="0.06pt solid #000000"/>
    </style:style>
    <style:style style:name="P20" style:family="paragraph" style:parent-style-name="Text_20_body" style:list-style-name="L8">
      <style:paragraph-properties fo:margin-left="0cm" fo:margin-right="0cm" fo:margin-top="0cm" fo:margin-bottom="0cm" style:contextual-spacing="false" fo:text-indent="0cm" style:auto-text-indent="false" fo:padding="0.049cm" fo:border="0.06pt solid #000000"/>
    </style:style>
    <style:style style:name="P21" style:family="paragraph" style:parent-style-name="Text_20_body" style:list-style-name="L8">
      <style:paragraph-properties fo:margin-left="0cm" fo:margin-right="0cm" fo:text-indent="0cm" style:auto-text-indent="false" fo:padding="0.049cm" fo:border="0.06pt solid #000000"/>
    </style:style>
    <style:style style:name="P22" style:family="paragraph" style:parent-style-name="Text_20_body" style:list-style-name="L9">
      <style:paragraph-properties fo:margin-left="0cm" fo:margin-right="0cm" fo:margin-top="0cm" fo:margin-bottom="0cm" style:contextual-spacing="false" fo:text-indent="0cm" style:auto-text-indent="false" fo:padding="0.049cm" fo:border="0.06pt solid #000000"/>
    </style:style>
    <style:style style:name="P23" style:family="paragraph" style:parent-style-name="Text_20_body" style:list-style-name="L9">
      <style:paragraph-properties fo:margin-left="0cm" fo:margin-right="0cm" fo:margin-top="0cm" fo:margin-bottom="0cm" style:contextual-spacing="false" fo:text-indent="0cm" style:auto-text-indent="false" fo:padding="0.049cm" fo:border="0.06pt solid #000000"/>
      <style:text-properties loext:padding="0.049cm" loext:border="0.06pt solid #000000"/>
    </style:style>
    <style:style style:name="P24" style:family="paragraph" style:parent-style-name="Text_20_body" style:list-style-name="L9">
      <style:paragraph-properties fo:margin-left="0cm" fo:margin-right="0cm" fo:text-indent="0cm" style:auto-text-indent="false" fo:padding="0.049cm" fo:border="0.06pt solid #000000"/>
      <style:text-properties loext:padding="0.049cm" loext:border="0.06pt solid #000000"/>
    </style:style>
    <style:style style:name="P25" style:family="paragraph" style:parent-style-name="Text_20_body" style:list-style-name="L10">
      <style:paragraph-properties fo:margin-left="0cm" fo:margin-right="0cm" fo:margin-top="0cm" fo:margin-bottom="0cm" style:contextual-spacing="false" fo:text-indent="0cm" style:auto-text-indent="false" fo:padding="0.049cm" fo:border="0.06pt solid #000000"/>
    </style:style>
    <style:style style:name="P26" style:family="paragraph" style:parent-style-name="Text_20_body" style:list-style-name="L10">
      <style:paragraph-properties fo:margin-left="0cm" fo:margin-right="0cm" fo:text-indent="0cm" style:auto-text-indent="false" fo:padding="0.049cm" fo:border="0.06pt solid #000000"/>
    </style:style>
    <style:style style:name="P27" style:family="paragraph" style:parent-style-name="Text_20_body">
      <style:paragraph-properties fo:margin-left="0cm" fo:margin-right="0cm" fo:margin-top="0cm" fo:margin-bottom="0cm" style:contextual-spacing="false" fo:text-indent="0cm" style:auto-text-indent="false"/>
      <style:text-properties loext:padding="0.049cm" loext:border="0.06pt solid #000000"/>
    </style:style>
    <style:style style:name="T1" style:family="text">
      <style:text-properties loext:padding="0.049cm" loext:border="0.06pt solid #000000"/>
    </style:style>
    <style:style style:name="T2" style:family="text">
      <style:text-properties loext:padding="0.049cm" loext:border="0.06pt solid #dedcd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en though I installed pipewire and wireplumber still no sound on Fedora rawhide: Total size of inbound packages is 249 KiB. Need to download 249 KiB. After this operation, 0 B extra will be used (install 810 KiB, remove 810 KiB). Is this ok [y/N]: y [1/2] pipewire-0:1.4.6-1.fc43.x86_64 100% | 75.6 KiB/s | 135.6 KiB | 00m02s [2/2] wireplumber-0:0.5.10-1.fc43.x86_64 100% | 57.2 KiB/s | 113.6 KiB | 00m02s -------------------------------------------------------------------------------------------------------------------------------------------------------------------------- [2/2] Total 100% | 125.4 KiB/s | 249.2 KiB | 00m02s Running transaction [1/6] Verify package files 100% | 333.0 B/s | 2.0 B | 00m00s [2/6] Prepare transaction 100% | 8.0 B/s | 4.0 B | 00m00s [3/6] Reinstalling wireplumber-0:0.5.10-1.fc43.x86_64 100% | 3.5 MiB/s | 397.8 KiB | 00m00s [4/6] Reinstalling pipewire-0:1.4.6-1.fc43.x86_64 100% | 8.0 MiB/s | 433.8 KiB | 00m00s [5/6] Removing pipewire-0:1.4.6-1.fc43.x86_64 100% | 1.3 KiB/s | 43.0 B | 00m00s [6/6] Removing wireplumber-0:0.5.10-1.fc43.x86_64 100% | 18.0 B/s | 95.0 B | 00m05s Complete! admin@fedora-rh-nvme-external:~$ systemctl --user status pipewire ● pipewire.service - PipeWire Multimedia Service Loaded: loaded (/usr/lib/systemd/user/pipewire.service; disabled; preset: disabled) Drop-In: /usr/lib/systemd/user/service.d └─10-timeout-abort.conf Active: active (running) since Sun 2025-07-20 22:39:00 IST; 5min ago Invocation: 134518f94274480c9acdce246115ea22 TriggeredBy: ● pipewire.socket Main PID: 1365 (pipewire) Tasks: 3 (limit: 9035) Memory: 7.9M (peak: 14.1M) CPU: 3.507s CGroup: /user.slice/user-1000.slice/user@1000.service/session.slice/pipewire.service └─1365 /usr/bin/pipewire Jul 20 22:39:00 fedora-rh-nvme-external systemd[1222]: Started pipewire.service - PipeWire Multimedia Service.</text:p>
      <text:p text:style-name="P1">Your PipeWire installation looks successful, but there are several additional steps needed to get audio working properly on Fedora. Here are the most likely solutions:</text:p>
      <text:h text:style-name="P2" text:outline-level="2">1. Install PipeWire Audio Support</text:h>
      <text:p text:style-name="P1">You need the PipeWire audio components:</text:p>
      <text:p text:style-name="P3">bash</text:p>
      <text:p text:style-name="P4"><text:span text:style-name="Source_20_Text"><text:span text:style-name="T1">sudo dnf install pipewire-alsa pipewire-pulseaudio pipewire-jack-audio-connection-kit</text:span></text:span></text:p>
      <text:h text:style-name="P2" text:outline-level="2">2. Enable and Start User Services</text:h>
      <text:p text:style-name="P1">Enable the user services for your session:</text:p>
      <text:p text:style-name="P3">bash</text:p>
      <text:p text:style-name="P5"><text:span text:style-name="Source_20_Text"><text:span text:style-name="T1">systemctl --user enable --now pipewire-pulse.service</text:span></text:span></text:p>
      <text:p text:style-name="P4"><text:span text:style-name="Source_20_Text"><text:span text:style-name="T1">systemctl --user enable --now wireplumber.service</text:span></text:span></text:p>
      <text:p text:style-name="P1">Check if they're running:</text:p>
      <text:p text:style-name="P3">bash</text:p>
      <text:p text:style-name="P5"><text:span text:style-name="Source_20_Text"><text:span text:style-name="T1">systemctl --user status pipewire-pulse</text:span></text:span></text:p>
      <text:p text:style-name="P4"><text:span text:style-name="Source_20_Text"><text:span text:style-name="T1">systemctl --user status wireplumber</text:span></text:span></text:p>
      <text:h text:style-name="P2" text:outline-level="2"><text:soft-page-break/>3. Check Audio Devices</text:h>
      <text:p text:style-name="P1">Verify PipeWire can see your audio hardware:</text:p>
      <text:p text:style-name="P3">bash</text:p>
      <text:p text:style-name="P4"><text:span text:style-name="Source_20_Text"><text:span text:style-name="T1">wpctl status</text:span></text:span></text:p>
      <text:p text:style-name="P1">List audio devices:</text:p>
      <text:p text:style-name="P3">bash</text:p>
      <text:p text:style-name="P4"><text:span text:style-name="Source_20_Text"><text:span text:style-name="T1">wpctl list</text:span></text:span></text:p>
      <text:h text:style-name="P2" text:outline-level="2">4. Set Default Audio Device</text:h>
      <text:p text:style-name="P1">If devices are detected but no sound, you may need to set a default:</text:p>
      <text:p text:style-name="P3">bash</text:p>
      <text:p text:style-name="P5"><text:span text:style-name="Source_20_Text"><text:span text:style-name="T1"># List sinks (output devices)</text:span></text:span></text:p>
      <text:p text:style-name="P5"><text:span text:style-name="Source_20_Text"><text:span text:style-name="T1">wpctl list sinks</text:span></text:span></text:p>
      <text:p text:style-name="P5"/>
      <text:p text:style-name="P5"><text:span text:style-name="Source_20_Text"><text:span text:style-name="T1"># Set default sink (replace X with the device number)</text:span></text:span></text:p>
      <text:p text:style-name="P4"><text:span text:style-name="Source_20_Text"><text:span text:style-name="T1">wpctl set-default X</text:span></text:span></text:p>
      <text:h text:style-name="P2" text:outline-level="2">5. Check Volume Levels</text:h>
      <text:p text:style-name="P1">Ensure nothing is muted:</text:p>
      <text:p text:style-name="P3">bash</text:p>
      <text:p text:style-name="P5"><text:span text:style-name="Source_20_Text"><text:span text:style-name="T1">wpctl get-volume @DEFAULT_AUDIO_SINK@</text:span></text:span></text:p>
      <text:p text:style-name="P4"><text:span text:style-name="Source_20_Text"><text:span text:style-name="T1">wpctl set-volume @DEFAULT_AUDIO_SINK@ 50%</text:span></text:span></text:p>
      <text:h text:style-name="P2" text:outline-level="2">6. Restart Audio Stack</text:h>
      <text:p text:style-name="P1">If still no luck, restart the entire audio stack:</text:p>
      <text:p text:style-name="P3">bash</text:p>
      <text:p text:style-name="P4"><text:span text:style-name="Source_20_Text"><text:span text:style-name="T1">systemctl --user restart pipewire pipewire-pulse wireplumber</text:span></text:span></text:p>
      <text:h text:style-name="P2" text:outline-level="2">7. Troubleshooting</text:h>
      <text:p text:style-name="P1">Check for errors:</text:p>
      <text:p text:style-name="P3">bash</text:p>
      <text:p text:style-name="P4"><text:span text:style-name="Source_20_Text"><text:span text:style-name="T1">journalctl --user -u pipewire -u pipewire-pulse -u wireplumber -f</text:span></text:span></text:p>
      <text:p text:style-name="P6"><text:soft-page-break/><text:span text:style-name="T1">The most common issue is missing the </text:span><text:span text:style-name="Source_20_Text"><text:span text:style-name="T2">pipewire-pulseaudio</text:span></text:span><text:span text:style-name="T1"> package, which provides PulseAudio compatibility. Try installing the audio packages first and enabling the pulse service.</text:span></text:p>
      <text:p text:style-name="P6"><text:span text:style-name="T1">Jul 20 22:39:00 fedora-rh-nvme-external systemd[1222]: Started wireplumber.service - Multimedia Service Session Manager. Jul 20 22:39:00 fedora-rh-nvme-external wireplumber[1366]: wireplumber: Old configuration file detected: /home/admin/.config/wireplumber/main.lua.d/51-fix-tiger-lake.lua Jul 20 22:39:00 fedora-rh-nvme-external wireplumber[1366]: wireplumber: Old configuration file detected: /home/admin/.config/wireplumber/main.lua.d/99-force-active.lua Jul 20 22:39:00 fedora-rh-nvme-external wireplumber[1366]: wireplumber: Lua configuration files are NOT supported in WirePlumber 0.5. You need to port them to the new fo&gt; -&gt; See </text:span><text:a xlink:type="simple" xlink:href="https://pipewire.pages.freedesktop.org/wireplumber/daemon/configuration/migration.html" office:target-frame-name="_blank" xlink:show="new" text:style-name="Internet_20_link" text:visited-style-name="Visited_20_Internet_20_Link"><text:span text:style-name="T1">https://pipewire.pages.freedesktop.org/wireplumber/daemon/configuration/migration.html</text:span></text:a><text:span text:style-name="T1"> Jul 20 22:39:00 fedora-rh-nvme-external wireplumber[1366]: [0:00:19.662471473] [1366] INFO Camera camera_manager.cpp:326 libcamera v0.5.1 Jul 20 22:39:00 fedora-rh-nvme-external wireplumber[1366]: spa.alsa: Failed to set switch of 'Speaker': Input/output error Jul 20 22:39:00 fedora-rh-nvme-external wireplumber[1366]: spa.alsa: Failed to set switch of 'Headphone': Input/output error Jul 20 22:40:33 fedora-rh-nvme-external wireplumber[1366]: spa.alsa: Failed to set switch of 'Headphone': Input/output error Jul 20 22:40:33 fedora-rh-nvme-external wireplumber[1366]: spa.alsa: Failed to set switch of 'Speaker': Input/output error Jul 20 22:43:27 fedora-rh-nvme-external wireplumber[1366]: spa.alsa: Failed to set switch of 'Speaker': Input/output error</text:span></text:p>
      <text:p text:style-name="P1">The logs reveal several issues that need to be addressed:</text:p>
      <text:h text:style-name="P7" text:outline-level="2"><text:span text:style-name="T1">1. </text:span><text:span text:style-name="Strong_20_Emphasis"><text:span text:style-name="T1">Old WirePlumber Configuration Files</text:span></text:span></text:h>
      <text:p text:style-name="P1">You have outdated Lua configuration files that are no longer supported in WirePlumber 0.5. Remove them:</text:p>
      <text:p text:style-name="P3">bash</text:p>
      <text:p text:style-name="P4"><text:span text:style-name="Source_20_Text"><text:span text:style-name="T1">rm -rf ~/.config/wireplumber/main.lua.d/</text:span></text:span></text:p>
      <text:h text:style-name="P7" text:outline-level="2"><text:span text:style-name="T1">2. </text:span><text:span text:style-name="Strong_20_Emphasis"><text:span text:style-name="T1">ALSA Switch Errors</text:span></text:span></text:h>
      <text:p text:style-name="P1">The "Failed to set switch" errors suggest hardware-level audio control issues. This is common with Intel Tiger Lake systems (which your old config suggests you have).</text:p>
      <text:h text:style-name="P7" text:outline-level="2"><text:span text:style-name="T1">3. </text:span><text:span text:style-name="Strong_20_Emphasis"><text:span text:style-name="T1">Solutions to Try</text:span></text:span></text:h>
      <text:h text:style-name="P8" text:outline-level="3">First, clean up the old config and restart:</text:h>
      <text:p text:style-name="P3">bash</text:p>
      <text:p text:style-name="P5"><text:span text:style-name="Source_20_Text"><text:span text:style-name="T1"># Remove old WirePlumber config</text:span></text:span></text:p>
      <text:p text:style-name="P5"><text:span text:style-name="Source_20_Text"><text:span text:style-name="T1">rm -rf ~/.config/wireplumber/main.lua.d/</text:span></text:span></text:p>
      <text:p text:style-name="P5"/>
      <text:p text:style-name="P5"><text:span text:style-name="Source_20_Text"><text:span text:style-name="T1"># Restart services</text:span></text:span></text:p>
      <text:p text:style-name="P4"><text:span text:style-name="Source_20_Text"><text:span text:style-name="T1">systemctl --user restart wireplumber pipewire</text:span></text:span></text:p>
      <text:h text:style-name="P8" text:outline-level="3"><text:soft-page-break/>Install missing audio packages:</text:h>
      <text:p text:style-name="P3">bash</text:p>
      <text:p text:style-name="P4"><text:span text:style-name="Source_20_Text"><text:span text:style-name="T1">sudo dnf install pipewire-alsa pipewire-pulseaudio alsa-utils</text:span></text:span></text:p>
      <text:h text:style-name="P8" text:outline-level="3">Check ALSA directly:</text:h>
      <text:p text:style-name="P3">bash</text:p>
      <text:p text:style-name="P5"><text:span text:style-name="Source_20_Text"><text:span text:style-name="T1"># List audio cards</text:span></text:span></text:p>
      <text:p text:style-name="P5"><text:span text:style-name="Source_20_Text"><text:span text:style-name="T1">aplay -l</text:span></text:span></text:p>
      <text:p text:style-name="P5"/>
      <text:p text:style-name="P5"><text:span text:style-name="Source_20_Text"><text:span text:style-name="T1"># Test if ALSA can access the hardware</text:span></text:span></text:p>
      <text:p text:style-name="P4"><text:span text:style-name="Source_20_Text"><text:span text:style-name="T1">speaker-test -c2 -t wav</text:span></text:span></text:p>
      <text:h text:style-name="P8" text:outline-level="3">Try forcing ALSA mixer controls:</text:h>
      <text:p text:style-name="P3">bash</text:p>
      <text:p text:style-name="P5"><text:span text:style-name="Source_20_Text"><text:span text:style-name="T1"># Open ALSA mixer</text:span></text:span></text:p>
      <text:p text:style-name="P5"><text:span text:style-name="Source_20_Text"><text:span text:style-name="T1">alsamixer</text:span></text:span></text:p>
      <text:p text:style-name="P5"/>
      <text:p text:style-name="P5"><text:span text:style-name="Source_20_Text"><text:span text:style-name="T1"># Or use amixer to unmute and set volume</text:span></text:span></text:p>
      <text:p text:style-name="P5"><text:span text:style-name="Source_20_Text"><text:span text:style-name="T1">amixer scontrols</text:span></text:span></text:p>
      <text:p text:style-name="P5"><text:span text:style-name="Source_20_Text"><text:span text:style-name="T1">amixer set Master unmute</text:span></text:span></text:p>
      <text:p text:style-name="P5"><text:span text:style-name="Source_20_Text"><text:span text:style-name="T1">amixer set Speaker unmute</text:span></text:span></text:p>
      <text:p text:style-name="P4"><text:span text:style-name="Source_20_Text"><text:span text:style-name="T1">amixer set Headphone unmute</text:span></text:span></text:p>
      <text:h text:style-name="P8" text:outline-level="3">For Tiger Lake specific issues, try:</text:h>
      <text:p text:style-name="P3">bash</text:p>
      <text:p text:style-name="P5"><text:span text:style-name="Source_20_Text"><text:span text:style-name="T1"># Add this to /etc/modprobe.d/alsa-base.conf</text:span></text:span></text:p>
      <text:p text:style-name="P5"><text:span text:style-name="Source_20_Text"><text:span text:style-name="T1">echo "options snd-hda-intel model=auto" | sudo tee -a /etc/modprobe.d/alsa-base.conf</text:span></text:span></text:p>
      <text:p text:style-name="P5"/>
      <text:p text:style-name="P5"><text:span text:style-name="Source_20_Text"><text:span text:style-name="T1"># Then reboot or reload the audio driver</text:span></text:span></text:p>
      <text:p text:style-name="P4"><text:span text:style-name="Source_20_Text"><text:span text:style-name="T1">sudo modprobe -r snd_hda_intel &amp;&amp; sudo modprobe snd_hda_intel</text:span></text:span></text:p>
      <text:h text:style-name="P8" text:outline-level="3">Check current audio status:</text:h>
      <text:p text:style-name="P3">bash</text:p>
      <text:p text:style-name="P5"><text:span text:style-name="Source_20_Text"><text:span text:style-name="T1">wpctl status</text:span></text:span></text:p>
      <text:p text:style-name="P4"><text:span text:style-name="Source_20_Text"><text:span text:style-name="T1">pactl info <text:s/># if pipewire-pulseaudio is installed</text:span></text:span></text:p>
      <text:p text:style-name="P1">The "Input/output error" suggests the audio hardware might be in a problematic state. A reboot after cleaning the config and installing the missing packages often resolves this.</text:p>
      <text:p text:style-name="P1">admin@fedora-rh-nvme-external:~$ systemctl --user restart wireplumber pipewire admin@fedora-rh-nvme-external:~$ systemctl --user status wireplumber ● wireplumber.service - Multimedia Service Session Manager Loaded: loaded (/usr/lib/systemd/user/wireplumber.service; enabled; preset: enabled) Drop-In: <text:soft-page-break/>/usr/lib/systemd/user/service.d └─10-timeout-abort.conf Active: active (running) since Sun 2025-07-20 22:47:18 IST; 2s ago Invocation: 2f14b894292943b7b0208d357f853aae Main PID: 3005 (wireplumber) Tasks: 11 (limit: 9035) Memory: 6.7M (peak: 7M) CPU: 147ms CGroup: /user.slice/user-1000.slice/user@1000.service/session.slice/wireplumber.service └─3005 /usr/bin/wireplumber Jul 20 22:47:18 fedora-rh-nvme-external systemd[1222]: Started wireplumber.service - Multimedia Service Session Manager. Jul 20 22:47:18 fedora-rh-nvme-external wireplumber[3005]: spa.alsa: Failed to set volume of 'Headphone': Input/output error Jul 20 22:47:18 fedora-rh-nvme-external wireplumber[3005]: spa.alsa: Failed to set volume of 'Headphone': Input/output error Jul 20 22:47:18 fedora-rh-nvme-external wireplumber[3005]: spa.alsa: Failed to set switch of 'Speaker': Input/output error Jul 20 22:47:18 fedora-rh-nvme-external wireplumber[3005]: [0:08:37.359361940] [3005] INFO Camera camera_manager.cpp:326 libcamera v0.5.1 admin@fedora-rh-nvme-external:~$ sudo dnf install pipewire-alsa pipewire-pulseaudio alsa-utils Updating and loading repositories: Repositories loaded. Package "pipewire-alsa-1.4.6-1.fc43.x86_64" is already installed. Package "pipewire-pulseaudio-1.4.6-1.fc43.x86_64" is already installed. Package "alsa-utils-1.2.14-1.fc43.x86_64" is already installed. Nothing to do.</text:p>
      <text:p text:style-name="P1">The ALSA hardware errors persist, which suggests a deeper hardware/driver issue. Let's diagnose and try some fixes:</text:p>
      <text:h text:style-name="P2" text:outline-level="2">Check Hardware Detection</text:h>
      <text:p text:style-name="P3">bash</text:p>
      <text:p text:style-name="P5"><text:span text:style-name="Source_20_Text"><text:span text:style-name="T1"># List audio hardware</text:span></text:span></text:p>
      <text:p text:style-name="P5"><text:span text:style-name="Source_20_Text"><text:span text:style-name="T1">aplay -l</text:span></text:span></text:p>
      <text:p text:style-name="P4"><text:span text:style-name="Source_20_Text"><text:span text:style-name="T1">lspci | grep -i audio</text:span></text:span></text:p>
      <text:h text:style-name="P2" text:outline-level="2">Test ALSA Directly</text:h>
      <text:p text:style-name="P3">bash</text:p>
      <text:p text:style-name="P5"><text:span text:style-name="Source_20_Text"><text:span text:style-name="T1"># Try to play a test sound directly through ALSA</text:span></text:span></text:p>
      <text:p text:style-name="P4"><text:span text:style-name="Source_20_Text"><text:span text:style-name="T1">speaker-test -c2 -t wav -D hw:0,0</text:span></text:span></text:p>
      <text:p text:style-name="P1">If that fails, the issue is at the ALSA/hardware level, not PipeWire.</text:p>
      <text:h text:style-name="P2" text:outline-level="2">Check Current Audio Status</text:h>
      <text:p text:style-name="P3">bash</text:p>
      <text:p text:style-name="P5"><text:span text:style-name="Source_20_Text"><text:span text:style-name="T1">wpctl status</text:span></text:span></text:p>
      <text:p text:style-name="P4"><text:span text:style-name="Source_20_Text"><text:span text:style-name="T1">wpctl list</text:span></text:span></text:p>
      <text:h text:style-name="P2" text:outline-level="2"><text:soft-page-break/>Try ALSA Mixer Controls</text:h>
      <text:p text:style-name="P3">bash</text:p>
      <text:p text:style-name="P5"><text:span text:style-name="Source_20_Text"><text:span text:style-name="T1"># Open ALSA mixer to see available controls</text:span></text:span></text:p>
      <text:p text:style-name="P5"><text:span text:style-name="Source_20_Text"><text:span text:style-name="T1">alsamixer</text:span></text:span></text:p>
      <text:p text:style-name="P5"/>
      <text:p text:style-name="P5"><text:span text:style-name="Source_20_Text"><text:span text:style-name="T1"># List all mixer controls</text:span></text:span></text:p>
      <text:p text:style-name="P5"><text:span text:style-name="Source_20_Text"><text:span text:style-name="T1">amixer scontrols</text:span></text:span></text:p>
      <text:p text:style-name="P5"/>
      <text:p text:style-name="P5"><text:span text:style-name="Source_20_Text"><text:span text:style-name="T1"># Try to unmute and set volume</text:span></text:span></text:p>
      <text:p text:style-name="P5"><text:span text:style-name="Source_20_Text"><text:span text:style-name="T1">amixer set Master unmute 2&gt;/dev/null || echo "No Master control"</text:span></text:span></text:p>
      <text:p text:style-name="P5"><text:span text:style-name="Source_20_Text"><text:span text:style-name="T1">amixer set Speaker unmute 2&gt;/dev/null || echo "No Speaker control" <text:s/></text:span></text:span></text:p>
      <text:p text:style-name="P4"><text:span text:style-name="Source_20_Text"><text:span text:style-name="T1">amixer set Headphone unmute 2&gt;/dev/null || echo "No Headphone control"</text:span></text:span></text:p>
      <text:h text:style-name="P2" text:outline-level="2">Force Audio Driver Reload</text:h>
      <text:p text:style-name="P3">bash</text:p>
      <text:p text:style-name="P5"><text:span text:style-name="Source_20_Text"><text:span text:style-name="T1"># Reload the Intel HDA driver</text:span></text:span></text:p>
      <text:p text:style-name="P5"><text:span text:style-name="Source_20_Text"><text:span text:style-name="T1">sudo modprobe -r snd_hda_intel</text:span></text:span></text:p>
      <text:p text:style-name="P5"><text:span text:style-name="Source_20_Text"><text:span text:style-name="T1">sudo modprobe snd_hda_intel</text:span></text:span></text:p>
      <text:p text:style-name="P5"/>
      <text:p text:style-name="P5"><text:span text:style-name="Source_20_Text"><text:span text:style-name="T1"># Check dmesg for audio-related messages</text:span></text:span></text:p>
      <text:p text:style-name="P5"><text:span text:style-name="Source_20_Text"><text:span text:style-name="T1">dmesg | grep -i audio</text:span></text:span></text:p>
      <text:p text:style-name="P5"><text:span text:style-name="Source_20_Text"><text:span text:style-name="T1">dmesg | grep -i alsa</text:span></text:span></text:p>
      <text:p text:style-name="P4"><text:span text:style-name="Source_20_Text"><text:span text:style-name="T1">dmesg | grep -i hda</text:span></text:span></text:p>
      <text:h text:style-name="P2" text:outline-level="2">Intel Tiger Lake Workaround</text:h>
      <text:p text:style-name="P1">Since you had Tiger Lake config before, try this specific fix:</text:p>
      <text:p text:style-name="P3">bash</text:p>
      <text:p text:style-name="P5"><text:span text:style-name="Source_20_Text"><text:span text:style-name="T1"># Create/edit ALSA configuration</text:span></text:span></text:p>
      <text:p text:style-name="P5"><text:span text:style-name="Source_20_Text"><text:span text:style-name="T1">echo "options snd-hda-intel model=auto probe_mask=1" | sudo tee /etc/modprobe.d/alsa-base.conf</text:span></text:span></text:p>
      <text:p text:style-name="P5"/>
      <text:p text:style-name="P5"><text:span text:style-name="Source_20_Text"><text:span text:style-name="T1"># Alternative Tiger Lake fix</text:span></text:span></text:p>
      <text:p text:style-name="P4"><text:span text:style-name="Source_20_Text"><text:span text:style-name="T1">echo "options snd-hda-intel power_save=0" | sudo tee -a /etc/modprobe.d/alsa-base.conf</text:span></text:span></text:p>
      <text:h text:style-name="P2" text:outline-level="2">Check for Firmware Issues</text:h>
      <text:p text:style-name="P3">bash</text:p>
      <text:p text:style-name="P5"><text:span text:style-name="Source_20_Text"><text:span text:style-name="T1"># Check if SOF firmware is needed (common on newer Intel systems)</text:span></text:span></text:p>
      <text:p text:style-name="P4"><text:span text:style-name="Source_20_Text"><text:span text:style-name="T1">sudo dnf install sof-firmware</text:span></text:span></text:p>
      <text:p text:style-name="P1">After trying these, you may need to reboot for the modprobe changes to take effect. The "Input/output error" typically indicates the audio hardware is not responding properly to ALSA commands, which could be a driver compatibility issue with Fedora Rawhide's newer kernel.</text:p>
      <text:p text:style-name="P6"><text:soft-page-break/><text:span text:style-name="T1">What does </text:span><text:span text:style-name="Source_20_Text"><text:span text:style-name="T2">aplay -l</text:span></text:span><text:span text:style-name="T1"> show?</text:span></text:p>
      <text:p text:style-name="P6"><text:span text:style-name="T1">admin@fedora-rh-nvme-external:~$ sudo dnf install pipewire-alsa pipewire-pulseaudio alsa-utils Updating and loading repositories: Repositories loaded. Package "pipewire-alsa-1.4.6-1.fc43.x86_64" is already installed. Package "pipewire-pulseaudio-1.4.6-1.fc43.x86_64" is already installed. Package "alsa-utils-1.2.14-1.fc43.x86_64" is already installed. Nothing to do. admin@fedora-rh-nvme-external:~$ aplay -l </text:span><text:span text:style-name="Strong_20_Emphasis"><text:span text:style-name="T1">List of PLAYBACK Hardware Devices </text:span></text:span><text:span text:style-name="T1">card 0: PCH [HDA Intel PCH], device 0: Generic Analog [Generic Analog] Subdevices: 0/1 Subdevice #0: subdevice #0 card 0: PCH [HDA Intel PCH], device 3: Generic Digital [Generic Digital] Subdevices: 1/1 Subdevice #0: subdevice #0 admin@fedora-rh-nvme-external:~$ lspci | grep -i audio 0000:00:1f.3 Multimedia audio controller: Intel Corporation Tiger Lake-LP Smart Sound Technology Audio Controller (rev 20) admin@fedora-rh-nvme-external:~$ speaker-test -c2 -t wav -D hw:0,0 speaker-test 1.2.14 Playback device is hw:0,0 Stream parameters are 48000Hz, S16_LE, 2 channels WAV file(s) Playback open error: -16,Device or resource busy</text:span></text:p>
      <text:p text:style-name="P1">The "Device or resource busy" error indicates that PipeWire is holding onto the audio device, preventing ALSA from accessing it directly. This is actually normal behavior. Let's test through PipeWire instead:</text:p>
      <text:h text:style-name="P2" text:outline-level="2">Test Audio Through PipeWire</text:h>
      <text:p text:style-name="P3">bash</text:p>
      <text:p text:style-name="P5"><text:span text:style-name="Source_20_Text"><text:span text:style-name="T1"># Check PipeWire status</text:span></text:span></text:p>
      <text:p text:style-name="P5"><text:span text:style-name="Source_20_Text"><text:span text:style-name="T1">wpctl status</text:span></text:span></text:p>
      <text:p text:style-name="P5"/>
      <text:p text:style-name="P5"><text:span text:style-name="Source_20_Text"><text:span text:style-name="T1"># Try playing a test sound through PipeWire</text:span></text:span></text:p>
      <text:p text:style-name="P5"><text:span text:style-name="Source_20_Text"><text:span text:style-name="T1">speaker-test -c2 -t wav -D pipewire</text:span></text:span></text:p>
      <text:p text:style-name="P5"/>
      <text:p text:style-name="P5"><text:span text:style-name="Source_20_Text"><text:span text:style-name="T1"># Or try with paplay (PulseAudio compatibility)</text:span></text:span></text:p>
      <text:p text:style-name="P4"><text:span text:style-name="Source_20_Text"><text:span text:style-name="T1">paplay /usr/share/sounds/alsa/Front_Left.wav 2&gt;/dev/null || echo "No test sound file found"</text:span></text:span></text:p>
      <text:h text:style-name="P2" text:outline-level="2">Check Audio Routing</text:h>
      <text:p text:style-name="P3">bash</text:p>
      <text:p text:style-name="P5"><text:span text:style-name="Source_20_Text"><text:span text:style-name="T1"># List available sinks (output devices)</text:span></text:span></text:p>
      <text:p text:style-name="P5"><text:span text:style-name="Source_20_Text"><text:span text:style-name="T1">wpctl list sinks</text:span></text:span></text:p>
      <text:p text:style-name="P5"/>
      <text:p text:style-name="P5"><text:span text:style-name="Source_20_Text"><text:span text:style-name="T1"># Check current default</text:span></text:span></text:p>
      <text:p text:style-name="P5"><text:span text:style-name="Source_20_Text"><text:span text:style-name="T1">wpctl inspect @DEFAULT_AUDIO_SINK@</text:span></text:span></text:p>
      <text:p text:style-name="P5"/>
      <text:p text:style-name="P5"><text:span text:style-name="Source_20_Text"><text:span text:style-name="T1"># Check volume levels</text:span></text:span></text:p>
      <text:p text:style-name="P4"><text:span text:style-name="Source_20_Text"><text:span text:style-name="T1">wpctl get-volume @DEFAULT_AUDIO_SINK@</text:span></text:span></text:p>
      <text:h text:style-name="P2" text:outline-level="2">Enable PipeWire PulseAudio Service</text:h>
      <text:p text:style-name="P1">Make sure the PulseAudio compatibility service is running:</text:p>
      <text:p text:style-name="P3"><text:soft-page-break/>bash</text:p>
      <text:p text:style-name="P5"><text:span text:style-name="Source_20_Text"><text:span text:style-name="T1">systemctl --user enable --now pipewire-pulse.service</text:span></text:span></text:p>
      <text:p text:style-name="P4"><text:span text:style-name="Source_20_Text"><text:span text:style-name="T1">systemctl --user status pipewire-pulse</text:span></text:span></text:p>
      <text:h text:style-name="P2" text:outline-level="2">Try Setting Audio Device</text:h>
      <text:p text:style-name="P3">bash</text:p>
      <text:p text:style-name="P5"><text:span text:style-name="Source_20_Text"><text:span text:style-name="T1"># Set volume and unmute</text:span></text:span></text:p>
      <text:p text:style-name="P5"><text:span text:style-name="Source_20_Text"><text:span text:style-name="T1">wpctl set-volume @DEFAULT_AUDIO_SINK@ 50%</text:span></text:span></text:p>
      <text:p text:style-name="P5"><text:span text:style-name="Source_20_Text"><text:span text:style-name="T1">wpctl set-mute @DEFAULT_AUDIO_SINK@ 0</text:span></text:span></text:p>
      <text:p text:style-name="P5"/>
      <text:p text:style-name="P5"><text:span text:style-name="Source_20_Text"><text:span text:style-name="T1"># If there are multiple sinks, try switching</text:span></text:span></text:p>
      <text:p text:style-name="P5"><text:span text:style-name="Source_20_Text"><text:span text:style-name="T1">wpctl list sinks</text:span></text:span></text:p>
      <text:p text:style-name="P5"><text:span text:style-name="Source_20_Text"><text:span text:style-name="T1"># Then set a specific one as default (replace N with the sink number)</text:span></text:span></text:p>
      <text:p text:style-name="P4"><text:span text:style-name="Source_20_Text"><text:span text:style-name="T1"># wpctl set-default N</text:span></text:span></text:p>
      <text:h text:style-name="P2" text:outline-level="2">Tiger Lake Specific Fix</text:h>
      <text:p text:style-name="P1">For your Intel Tiger Lake system, try installing SOF firmware:</text:p>
      <text:p text:style-name="P3">bash</text:p>
      <text:p text:style-name="P4"><text:span text:style-name="Source_20_Text"><text:span text:style-name="T1">sudo dnf install sof-firmware</text:span></text:span></text:p>
      <text:p text:style-name="P1">The "Input/output error" in the logs suggests the hardware controls aren't responding properly, but audio might still work if PipeWire can route around the problematic controls.</text:p>
      <text:p text:style-name="P6"><text:span text:style-name="T1">What does </text:span><text:span text:style-name="Source_20_Text"><text:span text:style-name="T2">wpctl status</text:span></text:span><text:span text:style-name="T1"> show? This will tell us if PipeWire can see and use your audio devices properly.</text:span></text:p>
      <text:p text:style-name="P1">admin@fedora-rh-nvme-external:~$ speaker-test -c2 -t wav -D pipewire speaker-test 1.2.14 Playback device is pipewire Stream parameters are 48000Hz, S16_LE, 2 channels WAV file(s) Rate set to 48000Hz (requested 48000Hz) Buffer size range from 64 to 1048576 Period size range from 32 to 524288 Periods = 4 was set period_size = 12000 was set buffer_size = 48000 0 - Front Left 1 - Front Right Time per period = 2.238483 0 - Front Left 1 - Front Right Time per period = 3.007876 0 - Front Left 1 - Front Right Time per period = 3.029529 0 - Front Left 1 - Front Right</text:p>
      <text:p text:style-name="P1">Excellent! The speaker test is working through PipeWire - you can see it's successfully playing to "Front Left" and "Front Right" channels. This means your audio system is actually functional.</text:p>
      <text:p text:style-name="P1">The key points from your output:</text:p>
      <text:list text:style-name="L1">
        <text:list-item>
          <text:p text:style-name="P9">Audio hardware is detected and working</text:p>
        </text:list-item>
        <text:list-item>
          <text:p text:style-name="P9">PipeWire can successfully route audio</text:p>
        </text:list-item>
        <text:list-item>
          <text:p text:style-name="P10">The ALSA errors in the logs are just control interface issues, not actual audio playback problems</text:p>
        </text:list-item>
      </text:list>
      <text:h text:style-name="P2" text:outline-level="2"><text:soft-page-break/>Check if you can hear the test</text:h>
      <text:p text:style-name="P1">Did you actually hear sound from the speaker test? If not, it might be:</text:p>
      <text:list text:style-name="L2">
        <text:list-item>
          <text:p text:style-name="P11"><text:span text:style-name="Strong_20_Emphasis"><text:span text:style-name="T1">Volume/mute issues</text:span></text:span><text:span text:style-name="T1">:</text:span></text:p>
        </text:list-item>
      </text:list>
      <text:p text:style-name="P3">bash</text:p>
      <text:p text:style-name="P5"><text:span text:style-name="Source_20_Text"><text:span text:style-name="T1">wpctl get-volume @DEFAULT_AUDIO_SINK@</text:span></text:span></text:p>
      <text:p text:style-name="P5"><text:span text:style-name="Source_20_Text"><text:span text:style-name="T1">wpctl set-volume @DEFAULT_AUDIO_SINK@ 70%</text:span></text:span></text:p>
      <text:p text:style-name="P4"><text:span text:style-name="Source_20_Text"><text:span text:style-name="T1">wpctl set-mute @DEFAULT_AUDIO_SINK@ 0</text:span></text:span></text:p>
      <text:list text:style-name="L3">
        <text:list-item>
          <text:p text:style-name="P12"><text:span text:style-name="Strong_20_Emphasis"><text:span text:style-name="T1">Wrong output device</text:span></text:span><text:span text:style-name="T1">:</text:span></text:p>
        </text:list-item>
      </text:list>
      <text:p text:style-name="P3">bash</text:p>
      <text:p text:style-name="P5"><text:span text:style-name="Source_20_Text"><text:span text:style-name="T1">wpctl status</text:span></text:span></text:p>
      <text:p text:style-name="P4"><text:span text:style-name="Source_20_Text"><text:span text:style-name="T1">wpctl list sinks</text:span></text:span></text:p>
      <text:list text:style-name="L4">
        <text:list-item>
          <text:p text:style-name="P13"><text:span text:style-name="Strong_20_Emphasis"><text:span text:style-name="T1">Hardware mute buttons</text:span></text:span><text:span text:style-name="T1"> - check if your laptop has hardware mute switches</text:span></text:p>
        </text:list-item>
      </text:list>
      <text:h text:style-name="P2" text:outline-level="2">Test with actual audio files</text:h>
      <text:p text:style-name="P1">Try playing something more recognizable:</text:p>
      <text:p text:style-name="P3">bash</text:p>
      <text:p text:style-name="P5"><text:span text:style-name="Source_20_Text"><text:span text:style-name="T1"># If you have any audio files</text:span></text:span></text:p>
      <text:p text:style-name="P5"><text:span text:style-name="Source_20_Text"><text:span text:style-name="T1">paplay /path/to/some/audio/file.wav</text:span></text:span></text:p>
      <text:p text:style-name="P5"/>
      <text:p text:style-name="P5"><text:span text:style-name="Source_20_Text"><text:span text:style-name="T1"># Or try a simple beep</text:span></text:span></text:p>
      <text:p text:style-name="P4"><text:span text:style-name="Source_20_Text"><text:span text:style-name="T1">pactl play-sample bell-window-system 2&gt;/dev/null || echo "No system sounds available"</text:span></text:span></text:p>
      <text:h text:style-name="P2" text:outline-level="2">Enable PipeWire-Pulse for application compatibility</text:h>
      <text:p text:style-name="P3">bash</text:p>
      <text:p text:style-name="P4"><text:span text:style-name="Source_20_Text"><text:span text:style-name="T1">systemctl --user enable --now pipewire-pulse.service</text:span></text:span></text:p>
      <text:p text:style-name="P1">The ALSA "Input/output error" messages you saw earlier are just WirePlumber having trouble with some hardware mixer controls - this is common with Intel Tiger Lake and doesn't prevent audio playback. Your audio system is working; you just need to ensure volume levels and output routing are correct.</text:p>
      <text:p text:style-name="P1">Can you hear the speaker test, or is it silent?</text:p>
      <text:p text:style-name="P1">But no sound yet.</text:p>
      <text:p text:style-name="P1">Since the speaker test is running but producing no sound, let's check the audio routing and controls:</text:p>
      <text:h text:style-name="P2" text:outline-level="2"><text:soft-page-break/>Check Audio Status and Devices</text:h>
      <text:p text:style-name="P3">bash</text:p>
      <text:p text:style-name="P5"><text:span text:style-name="Source_20_Text"><text:span text:style-name="T1">wpctl status</text:span></text:span></text:p>
      <text:p text:style-name="P4"><text:span text:style-name="Source_20_Text"><text:span text:style-name="T1">wpctl list sinks</text:span></text:span></text:p>
      <text:h text:style-name="P2" text:outline-level="2">Check Volume and Mute Status</text:h>
      <text:p text:style-name="P3">bash</text:p>
      <text:p text:style-name="P5"><text:span text:style-name="Source_20_Text"><text:span text:style-name="T1">wpctl get-volume @DEFAULT_AUDIO_SINK@</text:span></text:span></text:p>
      <text:p text:style-name="P5"><text:span text:style-name="Source_20_Text"><text:span text:style-name="T1">wpctl set-volume @DEFAULT_AUDIO_SINK@ 80%</text:span></text:span></text:p>
      <text:p text:style-name="P4"><text:span text:style-name="Source_20_Text"><text:span text:style-name="T1">wpctl set-mute @DEFAULT_AUDIO_SINK@ 0</text:span></text:span></text:p>
      <text:h text:style-name="P2" text:outline-level="2">Check ALSA Mixer Controls</text:h>
      <text:p text:style-name="P1">The ALSA control errors suggest mixer issues. Let's check:</text:p>
      <text:p text:style-name="P3">bash</text:p>
      <text:p text:style-name="P4"><text:span text:style-name="Source_20_Text"><text:span text:style-name="T1">alsamixer</text:span></text:span></text:p>
      <text:p text:style-name="P1">Use arrow keys to navigate and 'M' to unmute channels. Look for:</text:p>
      <text:list text:style-name="L5">
        <text:list-item>
          <text:p text:style-name="P14">Master volume</text:p>
        </text:list-item>
        <text:list-item>
          <text:p text:style-name="P14">Speaker/Headphone controls</text:p>
        </text:list-item>
        <text:list-item>
          <text:p text:style-name="P15">Any channels showing "MM" (muted)</text:p>
        </text:list-item>
      </text:list>
      <text:p text:style-name="P1">Or use command line:</text:p>
      <text:p text:style-name="P3">bash</text:p>
      <text:p text:style-name="P5"><text:span text:style-name="Source_20_Text"><text:span text:style-name="T1">amixer scontrols</text:span></text:span></text:p>
      <text:p text:style-name="P5"><text:span text:style-name="Source_20_Text"><text:span text:style-name="T1">amixer get Master</text:span></text:span></text:p>
      <text:p text:style-name="P5"><text:span text:style-name="Source_20_Text"><text:span text:style-name="T1">amixer set Master unmute 80%</text:span></text:span></text:p>
      <text:p text:style-name="P5"><text:span text:style-name="Source_20_Text"><text:span text:style-name="T1">amixer set Speaker unmute 80% 2&gt;/dev/null</text:span></text:span></text:p>
      <text:p text:style-name="P4"><text:span text:style-name="Source_20_Text"><text:span text:style-name="T1">amixer set Headphone unmute 80% 2&gt;/dev/null</text:span></text:span></text:p>
      <text:h text:style-name="P2" text:outline-level="2">Enable PipeWire-Pulse Service</text:h>
      <text:p text:style-name="P3">bash</text:p>
      <text:p text:style-name="P5"><text:span text:style-name="Source_20_Text"><text:span text:style-name="T1">systemctl --user enable --now pipewire-pulse.service</text:span></text:span></text:p>
      <text:p text:style-name="P4"><text:span text:style-name="Source_20_Text"><text:span text:style-name="T1">systemctl --user status pipewire-pulse</text:span></text:span></text:p>
      <text:h text:style-name="P2" text:outline-level="2">Install and Try SOF Firmware (Tiger Lake fix)</text:h>
      <text:p text:style-name="P3">bash</text:p>
      <text:p text:style-name="P5"><text:soft-page-break/><text:span text:style-name="Source_20_Text"><text:span text:style-name="T1">sudo dnf install sof-firmware</text:span></text:span></text:p>
      <text:p text:style-name="P4"><text:span text:style-name="Source_20_Text"><text:span text:style-name="T1">sudo reboot</text:span></text:span></text:p>
      <text:h text:style-name="P2" text:outline-level="2">Force Different Audio Output</text:h>
      <text:p text:style-name="P1">After reboot, if still no sound:</text:p>
      <text:p text:style-name="P3">bash</text:p>
      <text:p text:style-name="P5"><text:span text:style-name="Source_20_Text"><text:span text:style-name="T1"># Try the digital output instead</text:span></text:span></text:p>
      <text:p text:style-name="P5"><text:span text:style-name="Source_20_Text"><text:span text:style-name="T1">speaker-test -c2 -t wav -D hw:0,3</text:span></text:span></text:p>
      <text:p text:style-name="P5"/>
      <text:p text:style-name="P5"><text:span text:style-name="Source_20_Text"><text:span text:style-name="T1"># Check if there are multiple audio outputs</text:span></text:span></text:p>
      <text:p text:style-name="P5"><text:span text:style-name="Source_20_Text"><text:span text:style-name="T1">wpctl list sinks</text:span></text:span></text:p>
      <text:p text:style-name="P4"><text:span text:style-name="Source_20_Text"><text:span text:style-name="T1"># Set a different sink as default if available</text:span></text:span></text:p>
      <text:p text:style-name="P1">The SOF firmware is crucial for Tiger Lake systems. Many Intel Tiger Lake audio issues are resolved after installing it and rebooting. Try that first, then check the mixer controls if sound is still absent.</text:p>
      <text:p text:style-name="P6"><text:span text:style-name="T1">What does </text:span><text:span text:style-name="Source_20_Text"><text:span text:style-name="T2">wpctl status</text:span></text:span><text:span text:style-name="T1"> show?</text:span></text:p>
      <text:p text:style-name="P1">alsamixer shows automute disabled. Is that okay?</text:p>
      <text:p text:style-name="P6"><text:span text:style-name="Strong_20_Emphasis"><text:span text:style-name="T1">Automute being disabled is likely the problem!</text:span></text:span><text:span text:style-name="T1"> On laptops, automute is usually needed to automatically switch between speakers and headphones.</text:span></text:p>
      <text:h text:style-name="P2" text:outline-level="2">Enable Automute in ALSA</text:h>
      <text:p text:style-name="P1">In alsamixer:</text:p>
      <text:list text:style-name="L6">
        <text:list-item>
          <text:p text:style-name="P16">Navigate to the "Auto-Mute Mode" control (use left/right arrow keys)</text:p>
        </text:list-item>
        <text:list-item>
          <text:p text:style-name="P16">Press the up arrow key to enable it</text:p>
        </text:list-item>
        <text:list-item>
          <text:p text:style-name="P16">You should see it change from "Disabled" to "Enabled" or "Line Out+Speaker"</text:p>
        </text:list-item>
        <text:list-item>
          <text:p text:style-name="P17">Press Esc to exit alsamixer</text:p>
        </text:list-item>
      </text:list>
      <text:p text:style-name="P1">Or via command line:</text:p>
      <text:p text:style-name="P3">bash</text:p>
      <text:p text:style-name="P5"><text:span text:style-name="Source_20_Text"><text:span text:style-name="T1"># Check current automute setting</text:span></text:span></text:p>
      <text:p text:style-name="P5"><text:span text:style-name="Source_20_Text"><text:span text:style-name="T1">amixer get "Auto-Mute Mode"</text:span></text:span></text:p>
      <text:p text:style-name="P5"/>
      <text:p text:style-name="P5"><text:span text:style-name="Source_20_Text"><text:span text:style-name="T1"># Enable automute</text:span></text:span></text:p>
      <text:p text:style-name="P4"><text:span text:style-name="Source_20_Text"><text:span text:style-name="T1">amixer set "Auto-Mute Mode" "Enabled"</text:span></text:span></text:p>
      <text:h text:style-name="P2" text:outline-level="2">Test Audio Again</text:h>
      <text:p text:style-name="P3">bash</text:p>
      <text:p text:style-name="P4"><text:span text:style-name="Source_20_Text"><text:span text:style-name="T1">speaker-test -c2 -t wav -D pipewire</text:span></text:span></text:p>
      <text:h text:style-name="P2" text:outline-level="2"><text:soft-page-break/>Alternative: Manual Control</text:h>
      <text:p text:style-name="P1">If automute doesn't help, try manually controlling speaker/headphone:</text:p>
      <text:p text:style-name="P3">bash</text:p>
      <text:p text:style-name="P5"><text:span text:style-name="Source_20_Text"><text:span text:style-name="T1">amixer set Speaker unmute</text:span></text:span></text:p>
      <text:p text:style-name="P5"><text:span text:style-name="Source_20_Text"><text:span text:style-name="T1">amixer set Headphone mute</text:span></text:span></text:p>
      <text:p text:style-name="P5"><text:span text:style-name="Source_20_Text"><text:span text:style-name="T1"># OR</text:span></text:span></text:p>
      <text:p text:style-name="P5"><text:span text:style-name="Source_20_Text"><text:span text:style-name="T1">amixer set Speaker mute <text:s/></text:span></text:span></text:p>
      <text:p text:style-name="P4"><text:span text:style-name="Source_20_Text"><text:span text:style-name="T1">amixer set Headphone unmute</text:span></text:span></text:p>
      <text:h text:style-name="P2" text:outline-level="2">Check Other Important Controls</text:h>
      <text:p text:style-name="P1">While in alsamixer, also verify:</text:p>
      <text:list text:style-name="L7">
        <text:list-item>
          <text:p text:style-name="P18">Master is not muted (should not show "MM")</text:p>
        </text:list-item>
        <text:list-item>
          <text:p text:style-name="P18">PCM is not muted</text:p>
        </text:list-item>
        <text:list-item>
          <text:p text:style-name="P19">Speaker/Headphone volumes are up</text:p>
        </text:list-item>
      </text:list>
      <text:p text:style-name="P1">Automute on laptops typically handles the logic of "if headphones are plugged in, mute speakers; if not, use speakers." With it disabled, the audio might be going to the wrong output or nowhere at all.</text:p>
      <text:p text:style-name="P1">Try enabling automute first - this is a very common cause of "no sound" issues on laptops.</text:p>
      <text:p text:style-name="P1">I think I need to insatll sof firemware but that package is unavailable:</text:p>
      <text:p text:style-name="P1">admin@fedora-rh-nvme-external:~$ sudo dnf install sof-firmware Updating and loading repositories: Repositories loaded. Failed to resolve the transaction: No match for argument: sof-firmware You can try to add to command line: --skip-unavailable to skip unavailable packages</text:p>
      <text:p text:style-name="P1">The SOF firmware package has a different name in Fedora. Try these:</text:p>
      <text:h text:style-name="P2" text:outline-level="2">Install SOF Firmware</text:h>
      <text:p text:style-name="P3">bash</text:p>
      <text:p text:style-name="P5"><text:span text:style-name="Source_20_Text"><text:span text:style-name="T1"># Try the correct Fedora package name</text:span></text:span></text:p>
      <text:p text:style-name="P5"><text:span text:style-name="Source_20_Text"><text:span text:style-name="T1">sudo dnf install alsa-sof-firmware</text:span></text:span></text:p>
      <text:p text:style-name="P5"/>
      <text:p text:style-name="P5"><text:span text:style-name="Source_20_Text"><text:span text:style-name="T1"># If that doesn't work, try:</text:span></text:span></text:p>
      <text:p text:style-name="P5"><text:span text:style-name="Source_20_Text"><text:span text:style-name="T1">sudo dnf search sof</text:span></text:span></text:p>
      <text:p text:style-name="P4"><text:span text:style-name="Source_20_Text"><text:span text:style-name="T1">sudo dnf search firmware | grep -i sound</text:span></text:span></text:p>
      <text:h text:style-name="P2" text:outline-level="2">Alternative: Check What's Available</text:h>
      <text:p text:style-name="P3">bash</text:p>
      <text:p text:style-name="P5"><text:span text:style-name="Source_20_Text"><text:span text:style-name="T1"># List all firmware packages</text:span></text:span></text:p>
      <text:p text:style-name="P5"><text:span text:style-name="Source_20_Text"><text:span text:style-name="T1">sudo dnf list | grep firmware</text:span></text:span></text:p>
      <text:p text:style-name="P5"><text:soft-page-break/></text:p>
      <text:p text:style-name="P5"><text:span text:style-name="Source_20_Text"><text:span text:style-name="T1"># Specifically look for audio/sound firmware</text:span></text:span></text:p>
      <text:p text:style-name="P4"><text:span text:style-name="Source_20_Text"><text:span text:style-name="T1">sudo dnf list | grep -E "(sof|sound|audio|firmware)"</text:span></text:span></text:p>
      <text:h text:style-name="P2" text:outline-level="2">Manual SOF Installation (if package not found)</text:h>
      <text:p text:style-name="P1">If the package isn't available in Fedora Rawhide repositories:</text:p>
      <text:p text:style-name="P3">bash</text:p>
      <text:p text:style-name="P5"><text:span text:style-name="Source_20_Text"><text:span text:style-name="T1"># Check if SOF firmware is already installed</text:span></text:span></text:p>
      <text:p text:style-name="P5"><text:span text:style-name="Source_20_Text"><text:span text:style-name="T1">ls /lib/firmware/intel/sof*</text:span></text:span></text:p>
      <text:p text:style-name="P5"><text:span text:style-name="Source_20_Text"><text:span text:style-name="T1">ls /usr/lib/firmware/intel/sof* 2&gt;/dev/null</text:span></text:span></text:p>
      <text:p text:style-name="P5"/>
      <text:p text:style-name="P5"><text:span text:style-name="Source_20_Text"><text:span text:style-name="T1"># Download manually if needed (latest SOF release)</text:span></text:span></text:p>
      <text:p text:style-name="P5"><text:span text:style-name="Source_20_Text"><text:span text:style-name="T1">wget https://github.com/thesofproject/sof-bin/releases/download/v2024.09/sof-bin-v2024.09.tar.gz</text:span></text:span></text:p>
      <text:p text:style-name="P4"><text:span text:style-name="Source_20_Text"><text:span text:style-name="T1">sudo tar -C /lib/firmware -xzf sof-bin-v2024.09.tar.gz --strip-components=1</text:span></text:span></text:p>
      <text:h text:style-name="P2" text:outline-level="2">Check Current Audio Firmware</text:h>
      <text:p text:style-name="P3">bash</text:p>
      <text:p text:style-name="P5"><text:span text:style-name="Source_20_Text"><text:span text:style-name="T1"># See what audio firmware is loaded</text:span></text:span></text:p>
      <text:p text:style-name="P5"><text:span text:style-name="Source_20_Text"><text:span text:style-name="T1">dmesg | grep -i sof</text:span></text:span></text:p>
      <text:p text:style-name="P5"><text:span text:style-name="Source_20_Text"><text:span text:style-name="T1">dmesg | grep -i firmware</text:span></text:span></text:p>
      <text:p text:style-name="P4"><text:span text:style-name="Source_20_Text"><text:span text:style-name="T1">lsmod | grep snd</text:span></text:span></text:p>
      <text:p text:style-name="P6"><text:span text:style-name="T1">SOF (Sound Open Firmware) is essential for newer Intel systems like Tiger Lake. Try </text:span><text:span text:style-name="Source_20_Text"><text:span text:style-name="T2">alsa-sof-firmware</text:span></text:span><text:span text:style-name="T1"> first - that's usually the correct package name in Fedora.</text:span></text:p>
      <text:p text:style-name="P1">Did enabling automute in alsamixer help with the audio at all?</text:p>
      <text:p text:style-name="P1">I installed it. What next?</text:p>
      <text:p text:style-name="P1">Great! Now reboot to load the new SOF firmware:</text:p>
      <text:p text:style-name="P3">bash</text:p>
      <text:p text:style-name="P4"><text:span text:style-name="Source_20_Text"><text:span text:style-name="T1">sudo reboot</text:span></text:span></text:p>
      <text:h text:style-name="P2" text:outline-level="2">After Reboot - Test Audio</text:h>
      <text:p text:style-name="P3">bash</text:p>
      <text:p text:style-name="P5"><text:span text:style-name="Source_20_Text"><text:span text:style-name="T1"># Check if SOF firmware loaded properly</text:span></text:span></text:p>
      <text:p text:style-name="P5"><text:span text:style-name="Source_20_Text"><text:span text:style-name="T1">dmesg | grep -i sof</text:span></text:span></text:p>
      <text:p text:style-name="P5"><text:span text:style-name="Source_20_Text"><text:span text:style-name="T1">dmesg | grep -i firmware</text:span></text:span></text:p>
      <text:p text:style-name="P5"/>
      <text:p text:style-name="P5"><text:span text:style-name="Source_20_Text"><text:span text:style-name="T1"># Test audio again</text:span></text:span></text:p>
      <text:p text:style-name="P4"><text:span text:style-name="Source_20_Text"><text:span text:style-name="T1">speaker-test -c2 -t wav -D pipewire</text:span></text:span></text:p>
      <text:h text:style-name="P2" text:outline-level="2"><text:soft-page-break/>Check Audio Status</text:h>
      <text:p text:style-name="P3">bash</text:p>
      <text:p text:style-name="P5"><text:span text:style-name="Source_20_Text"><text:span text:style-name="T1">wpctl status</text:span></text:span></text:p>
      <text:p text:style-name="P5"><text:span text:style-name="Source_20_Text"><text:span text:style-name="T1">wpctl get-volume @DEFAULT_AUDIO_SINK@</text:span></text:span></text:p>
      <text:p text:style-name="P4"><text:span text:style-name="Source_20_Text"><text:span text:style-name="T1">wpctl set-volume @DEFAULT_AUDIO_SINK@ 70%</text:span></text:span></text:p>
      <text:h text:style-name="P2" text:outline-level="2">Verify ALSA Controls</text:h>
      <text:p text:style-name="P3">bash</text:p>
      <text:p text:style-name="P5"><text:span text:style-name="Source_20_Text"><text:span text:style-name="T1"># Check if the ALSA control errors are gone</text:span></text:span></text:p>
      <text:p text:style-name="P5"><text:span text:style-name="Source_20_Text"><text:span text:style-name="T1">journalctl --user -u wireplumber -n 20</text:span></text:span></text:p>
      <text:p text:style-name="P5"/>
      <text:p text:style-name="P5"><text:span text:style-name="Source_20_Text"><text:span text:style-name="T1"># Check mixer settings are still correct</text:span></text:span></text:p>
      <text:p text:style-name="P4"><text:span text:style-name="Source_20_Text"><text:span text:style-name="T1">amixer get "Auto-Mute Mode"</text:span></text:span></text:p>
      <text:p text:style-name="P1">The SOF firmware often resolves the "Input/output error" messages you were seeing in WirePlumber logs. Those errors were preventing proper audio control, which is likely why you had no sound even though the speaker test was "running."</text:p>
      <text:p text:style-name="P1">After the reboot, the audio hardware should be properly initialized and controllable. Let me know if you get sound after the restart!</text:p>
      <text:p text:style-name="P1">journalctl still errors: Jul 20 23:07:24 fedora-rh-nvme-external wireplumber[1244]: spa.alsa: Failed to set switch of 'Headphone': Input/output error Jul 20 23:07:24 fedora-rh-nvme-external wireplumber[1244]: spa.alsa: Failed to set volume of 'Headphone': Input/output error Jul 20 23:07:25 fedora-rh-nvme-external wireplumber[1244]: spa.alsa: Failed to set volume of 'Speaker': Input/output error Jul 20 23:07:25 fedora-rh-nvme-external wireplumber[1244]: spa.alsa: Failed to set switch of 'Headphone': Input/output error Jul 20 23:07:36 fedora-rh-nvme-external wireplumber[1244]: spa.alsa: Failed to set switch of 'Headphone': Input/output error Jul 20 23:07:36 fedora-rh-nvme-external wireplumber[1244]: spa.alsa: Failed to set switch of 'Speaker': Input/output error Jul 20 23:10:10 fedora-rh-nvme-external wireplumber[1244]: spa.alsa: Failed to set volume of 'Headphone': Input/output error Jul 20 23:10:10 fedora-rh-nvme-external wireplumber[1244]: spa.alsa: Failed to set volume of 'Headphone': Input/output error</text:p>
      <text:p text:style-name="P1">The ALSA control errors persist, which suggests a deeper driver/firmware compatibility issue with your Tiger Lake system on Fedora Rawhide. Let's try some more advanced troubleshooting:</text:p>
      <text:h text:style-name="P2" text:outline-level="2">Check SOF Firmware Loading</text:h>
      <text:p text:style-name="P3">bash</text:p>
      <text:p text:style-name="P5"><text:span text:style-name="Source_20_Text"><text:span text:style-name="T1"># Check if SOF firmware actually loaded</text:span></text:span></text:p>
      <text:p text:style-name="P5"><text:span text:style-name="Source_20_Text"><text:span text:style-name="T1">dmesg | grep -E "(sof|hda|audio)" | tail -20</text:span></text:span></text:p>
      <text:p text:style-name="P5"/>
      <text:p text:style-name="P5"><text:span text:style-name="Source_20_Text"><text:span text:style-name="T1"># Check loaded audio modules</text:span></text:span></text:p>
      <text:p text:style-name="P4"><text:span text:style-name="Source_20_Text"><text:span text:style-name="T1">lsmod | grep snd</text:span></text:span></text:p>
      <text:h text:style-name="P2" text:outline-level="2"><text:soft-page-break/>Try Different Intel HDA Model</text:h>
      <text:p text:style-name="P3">bash</text:p>
      <text:p text:style-name="P5"><text:span text:style-name="Source_20_Text"><text:span text:style-name="T1"># Create/edit ALSA configuration for Tiger Lake</text:span></text:span></text:p>
      <text:p text:style-name="P5"><text:span text:style-name="Source_20_Text"><text:span text:style-name="T1">sudo tee /etc/modprobe.d/alsa-tiger-lake.conf &lt;&lt; EOF</text:span></text:span></text:p>
      <text:p text:style-name="P5"><text:span text:style-name="Source_20_Text"><text:span text:style-name="T1">options snd-hda-intel model=generic</text:span></text:span></text:p>
      <text:p text:style-name="P5"><text:span text:style-name="Source_20_Text"><text:span text:style-name="T1">options snd-hda-intel power_save=0</text:span></text:span></text:p>
      <text:p text:style-name="P5"><text:span text:style-name="Source_20_Text"><text:span text:style-name="T1">options snd-hda-intel single_cmd=1</text:span></text:span></text:p>
      <text:p text:style-name="P5"><text:span text:style-name="Source_20_Text"><text:span text:style-name="T1">EOF</text:span></text:span></text:p>
      <text:p text:style-name="P5"/>
      <text:p text:style-name="P5"><text:span text:style-name="Source_20_Text"><text:span text:style-name="T1"># Reload the driver</text:span></text:span></text:p>
      <text:p text:style-name="P5"><text:span text:style-name="Source_20_Text"><text:span text:style-name="T1">sudo modprobe -r snd_hda_intel</text:span></text:span></text:p>
      <text:p text:style-name="P4"><text:span text:style-name="Source_20_Text"><text:span text:style-name="T1">sudo modprobe snd_hda_intel</text:span></text:span></text:p>
      <text:h text:style-name="P2" text:outline-level="2">Bypass WirePlumber Controls</text:h>
      <text:p text:style-name="P1">Create a WirePlumber config to ignore the problematic controls:</text:p>
      <text:p text:style-name="P3">bash</text:p>
      <text:p text:style-name="P5"><text:span text:style-name="Source_20_Text"><text:span text:style-name="T1">mkdir -p ~/.config/wireplumber/main.lua.d/</text:span></text:span></text:p>
      <text:p text:style-name="P5"><text:span text:style-name="Source_20_Text"><text:span text:style-name="T1">cat &lt;&lt; 'EOF' &gt; ~/.config/wireplumber/main.lua.d/90-disable-alsa-controls.lua</text:span></text:span></text:p>
      <text:p text:style-name="P5"><text:span text:style-name="Source_20_Text"><text:span text:style-name="T1">rule = {</text:span></text:span></text:p>
      <text:p text:style-name="P5"><text:span text:style-name="Source_20_Text"><text:span text:style-name="T1"><text:s text:c="2"/>matches = {{ { "device.name", "matches", "alsa_card.*" } }},</text:span></text:span></text:p>
      <text:p text:style-name="P5"><text:span text:style-name="Source_20_Text"><text:span text:style-name="T1"><text:s text:c="2"/>apply_properties = {</text:span></text:span></text:p>
      <text:p text:style-name="P5"><text:span text:style-name="Source_20_Text"><text:span text:style-name="T1"><text:s text:c="4"/>["api.alsa.disable-mixer"] = true,</text:span></text:span></text:p>
      <text:p text:style-name="P5"><text:span text:style-name="Source_20_Text"><text:span text:style-name="T1"><text:s text:c="2"/>},</text:span></text:span></text:p>
      <text:p text:style-name="P5"><text:span text:style-name="Source_20_Text"><text:span text:style-name="T1">}</text:span></text:span></text:p>
      <text:p text:style-name="P5"/>
      <text:p text:style-name="P5"><text:span text:style-name="Source_20_Text"><text:span text:style-name="T1">table.insert(alsa_monitor.rules, rule)</text:span></text:span></text:p>
      <text:p text:style-name="P4"><text:span text:style-name="Source_20_Text"><text:span text:style-name="T1">EOF</text:span></text:span></text:p>
      <text:h text:style-name="P2" text:outline-level="2">Alternative: Try UCM Configuration</text:h>
      <text:p text:style-name="P3">bash</text:p>
      <text:p text:style-name="P5"><text:span text:style-name="Source_20_Text"><text:span text:style-name="T1"># Check if UCM profiles exist for your hardware</text:span></text:span></text:p>
      <text:p text:style-name="P5"><text:span text:style-name="Source_20_Text"><text:span text:style-name="T1">find /usr/share/alsa -name "*Tiger*" -o -name "*tgl*"</text:span></text:span></text:p>
      <text:p text:style-name="P5"/>
      <text:p text:style-name="P5"><text:span text:style-name="Source_20_Text"><text:span text:style-name="T1"># Install UCM if available</text:span></text:span></text:p>
      <text:p text:style-name="P4"><text:span text:style-name="Source_20_Text"><text:span text:style-name="T1">sudo dnf install alsa-ucm</text:span></text:span></text:p>
      <text:h text:style-name="P2" text:outline-level="2">Test Direct Hardware Access</text:h>
      <text:p text:style-name="P3">bash</text:p>
      <text:p text:style-name="P5"><text:span text:style-name="Source_20_Text"><text:span text:style-name="T1"># Stop PipeWire temporarily to test direct ALSA</text:span></text:span></text:p>
      <text:p text:style-name="P5"><text:span text:style-name="Source_20_Text"><text:span text:style-name="T1">systemctl --user stop pipewire wireplumber pipewire-pulse</text:span></text:span></text:p>
      <text:p text:style-name="P5"/>
      <text:p text:style-name="P5"><text:span text:style-name="Source_20_Text"><text:span text:style-name="T1"># Test hardware directly</text:span></text:span></text:p>
      <text:p text:style-name="P5"><text:span text:style-name="Source_20_Text"><text:span text:style-name="T1">speaker-test -c2 -t wav -D hw:0,0</text:span></text:span></text:p>
      <text:p text:style-name="P5"><text:soft-page-break/></text:p>
      <text:p text:style-name="P5"><text:span text:style-name="Source_20_Text"><text:span text:style-name="T1"># Restart PipeWire</text:span></text:span></text:p>
      <text:p text:style-name="P4"><text:span text:style-name="Source_20_Text"><text:span text:style-name="T1">systemctl --user start pipewire wireplumber pipewire-pulse</text:span></text:span></text:p>
      <text:h text:style-name="P2" text:outline-level="2">Check Kernel Version</text:h>
      <text:p text:style-name="P3">bash</text:p>
      <text:p text:style-name="P4"><text:span text:style-name="Source_20_Text"><text:span text:style-name="T1">uname -r</text:span></text:span></text:p>
      <text:p text:style-name="P1">Since you're on Rawhide, there might be kernel/driver compatibility issues. The errors suggest the ALSA driver can't communicate properly with the hardware mixer controls, which is common with newer hardware on bleeding-edge kernels.</text:p>
      <text:p text:style-name="P6"><text:span text:style-name="T1">What does </text:span><text:span text:style-name="Source_20_Text"><text:span text:style-name="T2">dmesg | grep -E "(sof|hda|audio)" | tail -20</text:span></text:span><text:span text:style-name="T1"> show?</text:span></text:p>
      <text:p text:style-name="P1">admin@fedora-rh-nvme-external:~$ sudo dmesg | grep -E "(sof|hda|audio)" | tail -20 [sudo] password for admin: [ 0.307519] software IO TLB: mapped [mem 0x000000003abee000-0x000000003ebee000] (64MB) [ 0.516863] integrity: Loaded X.509 cert 'Microsoft Corporation UEFI CA 2011: 13adbf4309bd82709c8cd54f316ed522988a1bd4' [ 0.516870] integrity: Loaded X.509 cert 'Microsoft Windows Production PCA 2011: a92902398e16c49778cd90f99e4f9ae17c55af53' [ 4.894912] snd_hda_intel 0000:00:1f.3: enabling device (0000 -&gt; 0002) [ 4.895089] snd_hda_intel 0000:00:1f.3: bound 0000:00:02.0 (ops intel_audio_component_bind_ops [i915]) [ 5.000632] snd_hda_codec_generic hdaudioC0D0: autoconfig for Generic: line_outs=1 (0x14/0x0/0x0/0x0/0x0) type:speaker [ 5.000641] snd_hda_codec_generic hdaudioC0D0: speaker_outs=0 (0x0/0x0/0x0/0x0/0x0) [ 5.000644] snd_hda_codec_generic hdaudioC0D0: hp_outs=1 (0x21/0x0/0x0/0x0/0x0) [ 5.000647] snd_hda_codec_generic hdaudioC0D0: mono: mono_out=0x0 [ 5.000648] snd_hda_codec_generic hdaudioC0D0: inputs: [ 5.000650] snd_hda_codec_generic hdaudioC0D0: Mic=0x19 [ 5.007739] snd_hda_codec_generic hdaudioC0D2: autoconfig for Generic: line_outs=0 (0x0/0x0/0x0/0x0/0x0) type:line [ 5.007749] snd_hda_codec_generic hdaudioC0D2: speaker_outs=0 (0x0/0x0/0x0/0x0/0x0) [ 5.007753] snd_hda_codec_generic hdaudioC0D2: hp_outs=0 (0x0/0x0/0x0/0x0/0x0) [ 5.007758] snd_hda_codec_generic hdaudioC0D2: mono: mono_out=0x0 [ 5.007761] snd_hda_codec_generic hdaudioC0D2: dig-out=0x4/0x0 [ 5.007763] snd_hda_codec_generic hdaudioC0D2: inputs: [ 6.613856] snd_hda_intel 0000:00:1f.3: azx_get_response timeout, switching to polling mode: last cmd=0x20370d00 [ 7.614885] snd_hda_intel 0000:00:1f.3: No response from codec, disabling MSI: last cmd=0x20370d00 [ 8.616853] snd_hda_intel 0000:00:1f.3: azx_get_response timeout, switching to single_cmd mode: last cmd=0x20370d00</text:p>
      <text:p text:style-name="P1">The dmesg output reveals critical issues:</text:p>
      <text:list text:style-name="L8">
        <text:list-item>
          <text:p text:style-name="P20"><text:span text:style-name="Strong_20_Emphasis"><text:span text:style-name="T1">No SOF firmware loaded</text:span></text:span><text:span text:style-name="T1"> - it's using the generic HDA driver instead</text:span></text:p>
        </text:list-item>
        <text:list-item>
          <text:p text:style-name="P20"><text:span text:style-name="Strong_20_Emphasis"><text:span text:style-name="T1">Codec communication timeouts</text:span></text:span><text:span text:style-name="T1"> - the driver can't properly communicate with the audio hardware</text:span></text:p>
        </text:list-item>
        <text:list-item>
          <text:p text:style-name="P21"><text:span text:style-name="Strong_20_Emphasis"><text:span text:style-name="T1">Fallback to single_cmd mode</text:span></text:span><text:span text:style-name="T1"> - indicates serious hardware communication problems</text:span></text:p>
        </text:list-item>
      </text:list>
      <text:h text:style-name="P2" text:outline-level="2"><text:soft-page-break/>Force SOF Driver Loading</text:h>
      <text:p text:style-name="P1">Tiger Lake should use SOF, not generic HDA. Let's force it:</text:p>
      <text:p text:style-name="P3">bash</text:p>
      <text:p text:style-name="P5"><text:span text:style-name="Source_20_Text"><text:span text:style-name="T1"># Blacklist the generic HDA driver and force SOF</text:span></text:span></text:p>
      <text:p text:style-name="P5"><text:span text:style-name="Source_20_Text"><text:span text:style-name="T1">sudo tee /etc/modprobe.d/force-sof.conf &lt;&lt; EOF</text:span></text:span></text:p>
      <text:p text:style-name="P5"><text:span text:style-name="Source_20_Text"><text:span text:style-name="T1">blacklist snd_hda_intel</text:span></text:span></text:p>
      <text:p text:style-name="P5"><text:span text:style-name="Source_20_Text"><text:span text:style-name="T1">blacklist snd_soc_skl</text:span></text:span></text:p>
      <text:p text:style-name="P5"><text:span text:style-name="Source_20_Text"><text:span text:style-name="T1">options snd-sof-pci tplg_path=/lib/firmware/intel/sof-tplg</text:span></text:span></text:p>
      <text:p text:style-name="P5"><text:span text:style-name="Source_20_Text"><text:span text:style-name="T1">options snd-sof-intel-hda-common hda_model=generic</text:span></text:span></text:p>
      <text:p text:style-name="P4"><text:span text:style-name="Source_20_Text"><text:span text:style-name="T1">EOF</text:span></text:span></text:p>
      <text:h text:style-name="P2" text:outline-level="2">Install All SOF Components</text:h>
      <text:p text:style-name="P3">bash</text:p>
      <text:p text:style-name="P4"><text:span text:style-name="Source_20_Text"><text:span text:style-name="T1">sudo dnf install alsa-sof-firmware sof-topology-bin</text:span></text:span></text:p>
      <text:h text:style-name="P2" text:outline-level="2">Check Available SOF Files</text:h>
      <text:p text:style-name="P3">bash</text:p>
      <text:p text:style-name="P5"><text:span text:style-name="Source_20_Text"><text:span text:style-name="T1">ls -la /lib/firmware/intel/sof*</text:span></text:span></text:p>
      <text:p text:style-name="P4"><text:span text:style-name="Source_20_Text"><text:span text:style-name="T1">ls -la /usr/lib/firmware/intel/sof* 2&gt;/dev/null</text:span></text:span></text:p>
      <text:h text:style-name="P2" text:outline-level="2">Rebuild initramfs and Reboot</text:h>
      <text:p text:style-name="P3">bash</text:p>
      <text:p text:style-name="P5"><text:span text:style-name="Source_20_Text"><text:span text:style-name="T1">sudo dracut -f</text:span></text:span></text:p>
      <text:p text:style-name="P4"><text:span text:style-name="Source_20_Text"><text:span text:style-name="T1">sudo reboot</text:span></text:span></text:p>
      <text:h text:style-name="P2" text:outline-level="2">After Reboot - Verify SOF Loading</text:h>
      <text:p text:style-name="P3">bash</text:p>
      <text:p text:style-name="P5"><text:span text:style-name="Source_20_Text"><text:span text:style-name="T1"># Should see SOF messages instead of generic HDA</text:span></text:span></text:p>
      <text:p text:style-name="P5"><text:span text:style-name="Source_20_Text"><text:span text:style-name="T1">dmesg | grep -i sof | head -10</text:span></text:span></text:p>
      <text:p text:style-name="P5"/>
      <text:p text:style-name="P5"><text:span text:style-name="Source_20_Text"><text:span text:style-name="T1"># Check if SOF modules are loaded</text:span></text:span></text:p>
      <text:p text:style-name="P4"><text:span text:style-name="Source_20_Text"><text:span text:style-name="T1">lsmod | grep sof</text:span></text:span></text:p>
      <text:p text:style-name="P1">The timeout errors suggest your Tiger Lake audio hardware isn't compatible with the generic HDA driver on your kernel version. SOF (Sound Open Firmware) is specifically designed for newer Intel systems like Tiger Lake and should resolve these communication issues.</text:p>
      <text:p text:style-name="P1"><text:soft-page-break/>If SOF still doesn't load after the reboot, we may need to check if your specific Tiger Lake variant requires a different approach or if there's a kernel regression in Fedora Rawhide.</text:p>
      <text:p text:style-name="P1">After all these pavucontrol now shows dummy output and configuration does not show any dropdown like analog duplex, etc. in pavucontrol</text:p>
      <text:p text:style-name="P1">The system switched to dummy output, which means the audio hardware is no longer being detected at all. This happened because we forced SOF but it's not loading properly. Let's restore audio:</text:p>
      <text:h text:style-name="P2" text:outline-level="2">Revert the SOF Force Configuration</text:h>
      <text:p text:style-name="P3">bash</text:p>
      <text:p text:style-name="P5"><text:span text:style-name="Source_20_Text"><text:span text:style-name="T1"># Remove the blacklist configuration that broke detection</text:span></text:span></text:p>
      <text:p text:style-name="P4"><text:span text:style-name="Source_20_Text"><text:span text:style-name="T1">sudo rm /etc/modprobe.d/force-sof.conf</text:span></text:span></text:p>
      <text:h text:style-name="P2" text:outline-level="2">Restore Generic HDA Driver</text:h>
      <text:p text:style-name="P3">bash</text:p>
      <text:p text:style-name="P5"><text:span text:style-name="Source_20_Text"><text:span text:style-name="T1"># Rebuild initramfs to remove blacklist</text:span></text:span></text:p>
      <text:p text:style-name="P5"><text:span text:style-name="Source_20_Text"><text:span text:style-name="T1">sudo dracut -f</text:span></text:span></text:p>
      <text:p text:style-name="P5"/>
      <text:p text:style-name="P5"><text:span text:style-name="Source_20_Text"><text:span text:style-name="T1"># Or reboot to restore default driver loading</text:span></text:span></text:p>
      <text:p text:style-name="P4"><text:span text:style-name="Source_20_Text"><text:span text:style-name="T1">sudo reboot</text:span></text:span></text:p>
      <text:h text:style-name="P2" text:outline-level="2">After Reboot - Check Hardware Detection</text:h>
      <text:p text:style-name="P3">bash</text:p>
      <text:p text:style-name="P5"><text:span text:style-name="Source_20_Text"><text:span text:style-name="T1"># Verify hardware is detected again</text:span></text:span></text:p>
      <text:p text:style-name="P5"><text:span text:style-name="Source_20_Text"><text:span text:style-name="T1">aplay -l</text:span></text:span></text:p>
      <text:p text:style-name="P5"><text:span text:style-name="Source_20_Text"><text:span text:style-name="T1">lspci | grep -i audio</text:span></text:span></text:p>
      <text:p text:style-name="P5"/>
      <text:p text:style-name="P5"><text:span text:style-name="Source_20_Text"><text:span text:style-name="T1"># Check if PipeWire sees the hardware</text:span></text:span></text:p>
      <text:p text:style-name="P4"><text:span text:style-name="Source_20_Text"><text:span text:style-name="T1">wpctl status</text:span></text:span></text:p>
      <text:h text:style-name="P2" text:outline-level="2">If Still Dummy Output - Manual Driver Load</text:h>
      <text:p text:style-name="P3">bash</text:p>
      <text:p text:style-name="P5"><text:span text:style-name="Source_20_Text"><text:span text:style-name="T1"># Load the Intel HDA driver manually</text:span></text:span></text:p>
      <text:p text:style-name="P5"><text:span text:style-name="Source_20_Text"><text:span text:style-name="T1">sudo modprobe snd_hda_intel</text:span></text:span></text:p>
      <text:p text:style-name="P5"/>
      <text:p text:style-name="P5"><text:span text:style-name="Source_20_Text"><text:span text:style-name="T1"># Check dmesg for loading messages</text:span></text:span></text:p>
      <text:p text:style-name="P4"><text:span text:style-name="Source_20_Text"><text:span text:style-name="T1">dmesg | tail -20</text:span></text:span></text:p>
      <text:h text:style-name="P2" text:outline-level="2"><text:soft-page-break/>Reset Audio Configuration</text:h>
      <text:p text:style-name="P1">If needed, reset everything:</text:p>
      <text:p text:style-name="P3">bash</text:p>
      <text:p text:style-name="P5"><text:span text:style-name="Source_20_Text"><text:span text:style-name="T1"># Stop audio services</text:span></text:span></text:p>
      <text:p text:style-name="P5"><text:span text:style-name="Source_20_Text"><text:span text:style-name="T1">systemctl --user stop pipewire pipewire-pulse wireplumber</text:span></text:span></text:p>
      <text:p text:style-name="P5"/>
      <text:p text:style-name="P5"><text:span text:style-name="Source_20_Text"><text:span text:style-name="T1"># Remove any custom configs</text:span></text:span></text:p>
      <text:p text:style-name="P5"><text:span text:style-name="Source_20_Text"><text:span text:style-name="T1">rm -rf ~/.config/pipewire/</text:span></text:span></text:p>
      <text:p text:style-name="P5"><text:span text:style-name="Source_20_Text"><text:span text:style-name="T1">rm -rf ~/.config/wireplumber/</text:span></text:span></text:p>
      <text:p text:style-name="P5"/>
      <text:p text:style-name="P5"><text:span text:style-name="Source_20_Text"><text:span text:style-name="T1"># Restart services</text:span></text:span></text:p>
      <text:p text:style-name="P4"><text:span text:style-name="Source_20_Text"><text:span text:style-name="T1">systemctl --user start pipewire pipewire-pulse wireplumber</text:span></text:span></text:p>
      <text:h text:style-name="P2" text:outline-level="2">Check Configuration Files</text:h>
      <text:p text:style-name="P3">bash</text:p>
      <text:p text:style-name="P5"><text:span text:style-name="Source_20_Text"><text:span text:style-name="T1"># Remove any custom ALSA configs we created</text:span></text:span></text:p>
      <text:p text:style-name="P5"><text:span text:style-name="Source_20_Text"><text:span text:style-name="T1">sudo rm -f /etc/modprobe.d/alsa-tiger-lake.conf</text:span></text:span></text:p>
      <text:p text:style-name="P4"><text:span text:style-name="Source_20_Text"><text:span text:style-name="T1">sudo rm -f /etc/modprobe.d/alsa-base.conf</text:span></text:span></text:p>
      <text:p text:style-name="P1">The goal is to get back to where you were before - hardware detected but with ALSA control errors. Those errors weren't preventing basic audio functionality; the dummy output means the hardware isn't being seen at all now.</text:p>
      <text:p text:style-name="P6"><text:span text:style-name="T1">After reverting and rebooting, check if </text:span><text:span text:style-name="Source_20_Text"><text:span text:style-name="T2">aplay -l</text:span></text:span><text:span text:style-name="T1"> shows your audio hardware again.</text:span></text:p>
      <text:p text:style-name="P1">Problem is in pavucontrol configuration there are many option like hdmi stereo, etc. unavailable status and when I select analog stereo duplex or analog stereo output pavucontrol on waybar in sway is greyed out.</text:p>
      <text:p text:style-name="P1">This indicates the audio profiles are detected but not activating properly. Let's fix the profile switching issues:</text:p>
      <text:h text:style-name="P2" text:outline-level="2">Check Current Profile Status</text:h>
      <text:p text:style-name="P3">bash</text:p>
      <text:p text:style-name="P5"><text:span text:style-name="Source_20_Text"><text:span text:style-name="T1"># See all available profiles and their status</text:span></text:span></text:p>
      <text:p text:style-name="P5"><text:span text:style-name="Source_20_Text"><text:span text:style-name="T1">wpctl status</text:span></text:span></text:p>
      <text:p text:style-name="P5"><text:span text:style-name="Source_20_Text"><text:span text:style-name="T1">pactl list cards</text:span></text:span></text:p>
      <text:p text:style-name="P5"/>
      <text:p text:style-name="P5"><text:span text:style-name="Source_20_Text"><text:span text:style-name="T1"># Check which profile is currently active</text:span></text:span></text:p>
      <text:p text:style-name="P4"><text:span text:style-name="Source_20_Text"><text:span text:style-name="T1">pactl list cards short</text:span></text:span></text:p>
      <text:h text:style-name="P2" text:outline-level="2">Force Profile Activation</text:h>
      <text:p text:style-name="P3">bash</text:p>
      <text:p text:style-name="P5"><text:soft-page-break/><text:span text:style-name="Source_20_Text"><text:span text:style-name="T1"># List card profiles in detail</text:span></text:span></text:p>
      <text:p text:style-name="P5"><text:span text:style-name="Source_20_Text"><text:span text:style-name="T1">pactl list cards | grep -A 20 "Profiles:"</text:span></text:span></text:p>
      <text:p text:style-name="P5"/>
      <text:p text:style-name="P5"><text:span text:style-name="Source_20_Text"><text:span text:style-name="T1"># Set analog stereo output profile (replace 0 with your card number if different)</text:span></text:span></text:p>
      <text:p text:style-name="P5"><text:span text:style-name="Source_20_Text"><text:span text:style-name="T1">pactl set-card-profile 0 output:analog-stereo</text:span></text:span></text:p>
      <text:p text:style-name="P5"/>
      <text:p text:style-name="P5"><text:span text:style-name="Source_20_Text"><text:span text:style-name="T1"># Or try analog duplex</text:span></text:span></text:p>
      <text:p text:style-name="P4"><text:span text:style-name="Source_20_Text"><text:span text:style-name="T1">pactl set-card-profile 0 output:analog-stereo+input:analog-stereo</text:span></text:span></text:p>
      <text:h text:style-name="P2" text:outline-level="2">Check PipeWire-Pulse Service</text:h>
      <text:p text:style-name="P3">bash</text:p>
      <text:p text:style-name="P5"><text:span text:style-name="Source_20_Text"><text:span text:style-name="T1"># Ensure PipeWire-Pulse is running (needed for profile switching)</text:span></text:span></text:p>
      <text:p text:style-name="P5"><text:span text:style-name="Source_20_Text"><text:span text:style-name="T1">systemctl --user status pipewire-pulse</text:span></text:span></text:p>
      <text:p text:style-name="P4"><text:span text:style-name="Source_20_Text"><text:span text:style-name="T1">systemctl --user restart pipewire-pulse</text:span></text:span></text:p>
      <text:h text:style-name="P2" text:outline-level="2">Reset Audio Profiles</text:h>
      <text:p text:style-name="P3">bash</text:p>
      <text:p text:style-name="P5"><text:span text:style-name="Source_20_Text"><text:span text:style-name="T1"># Restart WirePlumber to refresh profile detection</text:span></text:span></text:p>
      <text:p text:style-name="P5"><text:span text:style-name="Source_20_Text"><text:span text:style-name="T1">systemctl --user restart wireplumber</text:span></text:span></text:p>
      <text:p text:style-name="P5"/>
      <text:p text:style-name="P5"><text:span text:style-name="Source_20_Text"><text:span text:style-name="T1"># Check logs for profile issues</text:span></text:span></text:p>
      <text:p text:style-name="P4"><text:span text:style-name="Source_20_Text"><text:span text:style-name="T1">journalctl --user -u wireplumber -f</text:span></text:span></text:p>
      <text:h text:style-name="P2" text:outline-level="2">Manual Profile Selection via WirePlumber</text:h>
      <text:p text:style-name="P3">bash</text:p>
      <text:p text:style-name="P5"><text:span text:style-name="Source_20_Text"><text:span text:style-name="T1"># Check available profiles with wpctl</text:span></text:span></text:p>
      <text:p text:style-name="P5"><text:span text:style-name="Source_20_Text"><text:span text:style-name="T1">wpctl list cards</text:span></text:span></text:p>
      <text:p text:style-name="P5"><text:span text:style-name="Source_20_Text"><text:span text:style-name="T1">wpctl inspect @DEFAULT_AUDIO_CARD@</text:span></text:span></text:p>
      <text:p text:style-name="P5"/>
      <text:p text:style-name="P5"><text:span text:style-name="Source_20_Text"><text:span text:style-name="T1"># Set profile via wpctl (replace numbers as needed)</text:span></text:span></text:p>
      <text:p text:style-name="P4"><text:span text:style-name="Source_20_Text"><text:span text:style-name="T1">wpctl set-profile @DEFAULT_AUDIO_CARD@ analog-stereo-output</text:span></text:span></text:p>
      <text:h text:style-name="P2" text:outline-level="2">Fix Waybar Integration</text:h>
      <text:p text:style-name="P1">The greyed-out Waybar audio widget suggests it can't communicate with PulseAudio. Try:</text:p>
      <text:p text:style-name="P3">bash</text:p>
      <text:p text:style-name="P5"><text:span text:style-name="Source_20_Text"><text:span text:style-name="T1"># Restart Waybar</text:span></text:span></text:p>
      <text:p text:style-name="P5"><text:span text:style-name="Source_20_Text"><text:span text:style-name="T1">killall waybar &amp;&amp; waybar &amp;</text:span></text:span></text:p>
      <text:p text:style-name="P5"/>
      <text:p text:style-name="P5"><text:span text:style-name="Source_20_Text"><text:span text:style-name="T1"># Or check if Waybar is configured for PulseAudio</text:span></text:span></text:p>
      <text:p text:style-name="P4"><text:span text:style-name="Source_20_Text"><text:span text:style-name="T1">grep -A 5 -B 5 pulseaudio ~/.config/waybar/config</text:span></text:span></text:p>
      <text:h text:style-name="P2" text:outline-level="2"><text:soft-page-break/>Check What's Available vs Active</text:h>
      <text:p text:style-name="P3">bash</text:p>
      <text:p text:style-name="P5"><text:span text:style-name="Source_20_Text"><text:span text:style-name="T1"># Show detailed card info</text:span></text:span></text:p>
      <text:p text:style-name="P4"><text:span text:style-name="Source_20_Text"><text:span text:style-name="T1">pactl list cards | grep -E "(Card|Profile|Active)"</text:span></text:span></text:p>
      <text:p text:style-name="P6"><text:span text:style-name="T1">The "unavailable" status usually means the profile exists but can't be activated due to hardware constraints or driver issues. Try forcing the analog-stereo profile with </text:span><text:span text:style-name="Source_20_Text"><text:span text:style-name="T2">pactl set-card-profile</text:span></text:span><text:span text:style-name="T1"> first.</text:span></text:p>
      <text:p text:style-name="P6"><text:span text:style-name="T1">What does </text:span><text:span text:style-name="Source_20_Text"><text:span text:style-name="T2">pactl list cards</text:span></text:span><text:span text:style-name="T1"> show for available vs active profiles?</text:span></text:p>
      <text:p text:style-name="P1">Audio ├─ Devices: │ 50. Built-in Audio [alsa] │ ├─ Sinks: │ * 65. Built-in Audio Analog Stereo [vol: 0.78 MUTED] │ ├─ Sources: │ ├─ Filters: │ └─ Streams:</text:p>
      <text:p text:style-name="P6"><text:span text:style-name="T1">Great! The audio hardware is detected and you have a working sink, but it's </text:span><text:span text:style-name="Strong_20_Emphasis"><text:span text:style-name="T1">MUTED</text:span></text:span><text:span text:style-name="T1">. That's why you're not hearing anything and Waybar shows it as greyed out.</text:span></text:p>
      <text:h text:style-name="P2" text:outline-level="2">Unmute the Audio</text:h>
      <text:p text:style-name="P3">bash</text:p>
      <text:p text:style-name="P5"><text:span text:style-name="Source_20_Text"><text:span text:style-name="T1"># Unmute the default sink</text:span></text:span></text:p>
      <text:p text:style-name="P5"><text:span text:style-name="Source_20_Text"><text:span text:style-name="T1">wpctl set-mute @DEFAULT_AUDIO_SINK@ 0</text:span></text:span></text:p>
      <text:p text:style-name="P5"/>
      <text:p text:style-name="P5"><text:span text:style-name="Source_20_Text"><text:span text:style-name="T1"># Or specifically unmute sink 65</text:span></text:span></text:p>
      <text:p text:style-name="P5"><text:span text:style-name="Source_20_Text"><text:span text:style-name="T1">wpctl set-mute 65 0</text:span></text:span></text:p>
      <text:p text:style-name="P5"/>
      <text:p text:style-name="P5"><text:span text:style-name="Source_20_Text"><text:span text:style-name="T1"># Set a reasonable volume</text:span></text:span></text:p>
      <text:p text:style-name="P4"><text:span text:style-name="Source_20_Text"><text:span text:style-name="T1">wpctl set-volume 65 70%</text:span></text:span></text:p>
      <text:h text:style-name="P2" text:outline-level="2">Check Status Again</text:h>
      <text:p text:style-name="P3">bash</text:p>
      <text:p text:style-name="P5"><text:span text:style-name="Source_20_Text"><text:span text:style-name="T1">wpctl status</text:span></text:span></text:p>
      <text:p text:style-name="P4"><text:span text:style-name="Source_20_Text"><text:span text:style-name="T1"># Should now show [vol: 0.70] without MUTED</text:span></text:span></text:p>
      <text:h text:style-name="P2" text:outline-level="2">Test Audio</text:h>
      <text:p text:style-name="P3">bash</text:p>
      <text:p text:style-name="P4"><text:span text:style-name="Source_20_Text"><text:span text:style-name="T1">speaker-test -c2 -t wav -D pipewire</text:span></text:span></text:p>
      <text:h text:style-name="P2" text:outline-level="2">Fix Waybar Audio Widget</text:h>
      <text:p text:style-name="P1">Once unmuted, Waybar should work properly. If it's still greyed out:</text:p>
      <text:p text:style-name="P3">bash</text:p>
      <text:p text:style-name="P5"><text:soft-page-break/><text:span text:style-name="Source_20_Text"><text:span text:style-name="T1"># Restart Waybar</text:span></text:span></text:p>
      <text:p text:style-name="P4"><text:span text:style-name="Source_20_Text"><text:span text:style-name="T1">killall waybar &amp;&amp; waybar &amp;</text:span></text:span></text:p>
      <text:h text:style-name="P2" text:outline-level="2">Alternative PulseAudio Commands</text:h>
      <text:p text:style-name="P3">bash</text:p>
      <text:p text:style-name="P5"><text:span text:style-name="Source_20_Text"><text:span text:style-name="T1"># Using pactl (PulseAudio compatibility)</text:span></text:span></text:p>
      <text:p text:style-name="P5"><text:span text:style-name="Source_20_Text"><text:span text:style-name="T1">pactl set-sink-mute @DEFAULT_SINK@ 0</text:span></text:span></text:p>
      <text:p text:style-name="P4"><text:span text:style-name="Source_20_Text"><text:span text:style-name="T1">pactl set-sink-volume @DEFAULT_SINK@ 70%</text:span></text:span></text:p>
      <text:h text:style-name="P2" text:outline-level="2">Check Profile Selection in PavuControl</text:h>
      <text:p text:style-name="P1">Now that it's unmuted, open PavuControl:</text:p>
      <text:list text:style-name="L9">
        <text:list-item>
          <text:p text:style-name="P22"><text:span text:style-name="T1">Go to the </text:span><text:span text:style-name="Strong_20_Emphasis"><text:span text:style-name="T1">Configuration</text:span></text:span><text:span text:style-name="T1"> tab</text:span></text:p>
        </text:list-item>
        <text:list-item>
          <text:p text:style-name="P23">You should be able to select "Analog Stereo Output" or "Analog Stereo Duplex"</text:p>
        </text:list-item>
        <text:list-item>
          <text:p text:style-name="P24">The profile should activate properly now</text:p>
        </text:list-item>
      </text:list>
      <text:p text:style-name="P6"><text:span text:style-name="T1">The key issue was that the audio sink was muted (</text:span><text:span text:style-name="Source_20_Text"><text:span text:style-name="T2">[vol: 0.78 MUTED]</text:span></text:span><text:span text:style-name="T1">). Once unmuted, both audio playback and the Waybar widget should work correctly.</text:span></text:p>
      <text:p text:style-name="P1">Can you hear audio now after unmuting?</text:p>
      <text:p text:style-name="P1">Great! Started working after:</text:p>
      <text:p text:style-name="P1">bash</text:p>
      <text:p text:style-name="P5"><text:span text:style-name="Source_20_Text"><text:span text:style-name="T1"># Unmute the default sink</text:span></text:span></text:p>
      <text:p text:style-name="P5"><text:span text:style-name="Source_20_Text"><text:span text:style-name="T1">wpctl set-mute @DEFAULT_AUDIO_SINK@ 0</text:span></text:span></text:p>
      <text:p text:style-name="P5"/>
      <text:p text:style-name="P5"><text:span text:style-name="Source_20_Text"><text:span text:style-name="T1"># Or specifically unmute sink 65</text:span></text:span></text:p>
      <text:p text:style-name="P5"><text:span text:style-name="Source_20_Text"><text:span text:style-name="T1">wpctl set-mute 65 0</text:span></text:span></text:p>
      <text:p text:style-name="P5"/>
      <text:p text:style-name="P5"><text:span text:style-name="Source_20_Text"><text:span text:style-name="T1"># Set a reasonable volume</text:span></text:span></text:p>
      <text:p text:style-name="P4"><text:span text:style-name="Source_20_Text"><text:span text:style-name="T1">wpctl set-volume 65 70%</text:span></text:span></text:p>
      <text:p text:style-name="P1">Excellent! The audio is now working. The issue was simply that the sink was muted - all the hardware detection and PipeWire setup was actually working correctly.</text:p>
      <text:h text:style-name="P2" text:outline-level="2">To Prevent This in the Future</text:h>
      <text:p text:style-name="P1">The ALSA control errors in the logs were red herrings - they didn't prevent audio playback, just caused some mixer control issues. Your Tiger Lake system is working fine with the standard setup.</text:p>
      <text:h text:style-name="P2" text:outline-level="2">Key Takeaways</text:h>
      <text:list text:style-name="L10">
        <text:list-item>
          <text:p text:style-name="P25"><text:span text:style-name="Strong_20_Emphasis"><text:span text:style-name="T1">Hardware detection</text:span></text:span><text:span text:style-name="T1">: ✅ Working (Intel Tiger Lake audio)</text:span></text:p>
        </text:list-item>
        <text:list-item>
          <text:p text:style-name="P25"><text:span text:style-name="Strong_20_Emphasis"><text:span text:style-name="T1">PipeWire setup</text:span></text:span><text:span text:style-name="T1">: ✅ Working (all services running correctly)</text:span></text:p>
        </text:list-item>
        <text:list-item>
          <text:p text:style-name="P25"><text:soft-page-break/><text:span text:style-name="Strong_20_Emphasis"><text:span text:style-name="T1">Audio routing</text:span></text:span><text:span text:style-name="T1">: ✅ Working (sink 65 detected and functional)</text:span></text:p>
        </text:list-item>
        <text:list-item>
          <text:p text:style-name="P26"><text:span text:style-name="Strong_20_Emphasis"><text:span text:style-name="T1">The issue</text:span></text:span><text:span text:style-name="T1">: Just a muted sink that needed </text:span><text:span text:style-name="Source_20_Text"><text:span text:style-name="T2">wpctl set-mute 65 0</text:span></text:span></text:p>
        </text:list-item>
      </text:list>
      <text:h text:style-name="P2" text:outline-level="2">Quick Commands for Future Reference</text:h>
      <text:p text:style-name="P3">bash</text:p>
      <text:p text:style-name="P5"><text:span text:style-name="Source_20_Text"><text:span text:style-name="T1"># Check audio status</text:span></text:span></text:p>
      <text:p text:style-name="P5"><text:span text:style-name="Source_20_Text"><text:span text:style-name="T1">wpctl status</text:span></text:span></text:p>
      <text:p text:style-name="P5"/>
      <text:p text:style-name="P5"><text:span text:style-name="Source_20_Text"><text:span text:style-name="T1"># Unmute and set volume</text:span></text:span></text:p>
      <text:p text:style-name="P5"><text:span text:style-name="Source_20_Text"><text:span text:style-name="T1">wpctl set-mute @DEFAULT_AUDIO_SINK@ 0</text:span></text:span></text:p>
      <text:p text:style-name="P5"><text:span text:style-name="Source_20_Text"><text:span text:style-name="T1">wpctl set-volume @DEFAULT_AUDIO_SINK@ 70%</text:span></text:span></text:p>
      <text:p text:style-name="P5"/>
      <text:p text:style-name="P5"><text:span text:style-name="Source_20_Text"><text:span text:style-name="T1"># Test audio</text:span></text:span></text:p>
      <text:p text:style-name="P4"><text:span text:style-name="Source_20_Text"><text:span text:style-name="T1">speaker-test -c2 -t wav -D pipewire</text:span></text:span></text:p>
      <text:p text:style-name="P1">Those ALSA "Input/output error" messages in WirePlumber logs are common on Intel systems and don't actually break audio functionality - they just indicate some hardware mixer controls aren't responding properly, which is a cosmetic issue.</text:p>
      <text:p text:style-name="P1">Glad we got it sorted! Audio troubleshooting can be tricky because there are so many layers (hardware, ALSA, PipeWire, applications), but in this case it was just a simple mute state.</text:p>
      <text:p text:style-name="P2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82cm" fo:margin-bottom="1.125cm" fo:margin-left="1.058cm" fo:margin-right="1.15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0T23:29:25.146220412</meta:creation-date>
    <dc:date>2025-07-20T23:32:31.850252875</dc:date>
    <meta:editing-duration>PT3M7S</meta:editing-duration>
    <meta:editing-cycles>1</meta:editing-cycles>
    <meta:document-statistic meta:table-count="0" meta:image-count="0" meta:object-count="0" meta:page-count="23" meta:paragraph-count="572" meta:word-count="4595" meta:character-count="32268" meta:non-whitespace-character-count="28287"/>
    <meta:generator>LibreOffice/25.8.0.1$Linux_X86_64 LibreOffice_project/580$Build-1</meta:generator>
  </office:meta>
</office:document-meta>
</file>